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3.2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_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 = 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.62" calcext:value-type="float">
            <text:p>-1.62</text:p>
          </table:table-cell>
          <table:table-cell office:value-type="float" office:value="0" calcext:value-type="float">
            <text:p>0</text:p>
          </table:table-cell>
          <table:table-cell office:value-type="float" office:value="2.6244" calcext:value-type="float">
            <text:p>2.6244</text:p>
          </table:table-cell>
          <table:table-cell office:value-type="float" office:value="6.88748" calcext:value-type="float">
            <text:p>6.88748</text:p>
          </table:table-cell>
          <table:table-cell office:value-type="float" office:value="0.325" calcext:value-type="float">
            <text:p>0.325</text:p>
          </table:table-cell>
          <table:table-cell office:value-type="float" office:value="0.105625" calcext:value-type="float">
            <text:p>0.105625</text:p>
          </table:table-cell>
          <table:table-cell office:value-type="float" office:value="0.0111566" calcext:value-type="float">
            <text:p>0.0111566</text:p>
          </table:table-cell>
          <table:table-cell office:value-type="float" office:value="4.18757" calcext:value-type="float">
            <text:p>4.187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1.86" calcext:value-type="float">
            <text:p>-1.86</text:p>
          </table:table-cell>
          <table:table-cell office:value-type="float" office:value="0" calcext:value-type="float">
            <text:p>0</text:p>
          </table:table-cell>
          <table:table-cell office:value-type="float" office:value="3.4596" calcext:value-type="float">
            <text:p>3.4596</text:p>
          </table:table-cell>
          <table:table-cell office:value-type="float" office:value="11.9688" calcext:value-type="float">
            <text:p>11.968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5.27577" calcext:value-type="float">
            <text:p>5.275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780749" calcext:value-type="float">
            <text:p>0.780749</text:p>
          </table:table-cell>
          <table:table-cell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2.84771" calcext:value-type="float">
            <text:p>2.84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-1.16" calcext:value-type="float">
            <text:p>-1.16</text:p>
          </table:table-cell>
          <table:table-cell office:value-type="float" office:value="0" calcext:value-type="float">
            <text:p>0</text:p>
          </table:table-cell>
          <table:table-cell office:value-type="float" office:value="1.3456" calcext:value-type="float">
            <text:p>1.3456</text:p>
          </table:table-cell>
          <table:table-cell office:value-type="float" office:value="1.81064" calcext:value-type="float">
            <text:p>1.8106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1.43808" calcext:value-type="float">
            <text:p>1.43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922368" calcext:value-type="float">
            <text:p>0.9223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0.0000178506" calcext:value-type="float">
            <text:p>1.78506E-05</text:p>
          </table:table-cell>
          <table:table-cell office:value-type="float" office:value="0.988731" calcext:value-type="float">
            <text:p>0.9887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2.0736" calcext:value-type="float">
            <text:p>2.0736</text:p>
          </table:table-cell>
          <table:table-cell office:value-type="float" office:value="4.29982" calcext:value-type="float">
            <text:p>4.29982</text:p>
          </table:table-cell>
          <table:table-cell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6.4951" calcext:value-type="float">
            <text:p>6.4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-0.86" calcext:value-type="float">
            <text:p>-0.86</text:p>
          </table:table-cell>
          <table:table-cell office:value-type="float" office:value="0" calcext:value-type="float">
            <text:p>0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547008" calcext:value-type="float">
            <text:p>0.547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2.73739" calcext:value-type="float">
            <text:p>2.73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-0.86" calcext:value-type="float">
            <text:p>-0.86</text:p>
          </table:table-cell>
          <table:table-cell office:value-type="float" office:value="0" calcext:value-type="float">
            <text:p>0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547008" calcext:value-type="float">
            <text:p>0.547008</text:p>
          </table:table-cell>
          <table:table-cell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975237" calcext:value-type="float">
            <text:p>0.9752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155785" calcext:value-type="float">
            <text:p>0.155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098345" calcext:value-type="float">
            <text:p>0.098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3326" calcext:value-type="float">
            <text:p>7.23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-2.99" calcext:value-type="float">
            <text:p>-2.99</text:p>
          </table:table-cell>
          <table:table-cell office:value-type="float" office:value="0.0625" calcext:value-type="float">
            <text:p>0.0625</text:p>
          </table:table-cell>
          <table:table-cell office:value-type="float" office:value="9.0026" calcext:value-type="float">
            <text:p>9.0026</text:p>
          </table:table-cell>
          <table:table-cell office:value-type="float" office:value="83.2818" calcext:value-type="float">
            <text:p>83.2818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366913" calcext:value-type="float">
            <text:p>0.366913</text:p>
          </table:table-cell>
          <table:table-cell office:value-type="float" office:value="0.140297" calcext:value-type="float">
            <text:p>0.140297</text:p>
          </table:table-cell>
          <table:table-cell office:value-type="float" office:value="10.9623" calcext:value-type="float">
            <text:p>10.9623</text:p>
          </table:table-cell>
          <table:table-cell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-2.82" calcext:value-type="float">
            <text:p>-2.82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9668" calcext:value-type="float">
            <text:p>7.9668</text:p>
          </table:table-cell>
          <table:table-cell office:value-type="float" office:value="63.928" calcext:value-type="float">
            <text:p>63.928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0231625" calcext:value-type="float">
            <text:p>0.0231625</text:p>
          </table:table-cell>
          <table:table-cell office:value-type="float" office:value="0.00065888" calcext:value-type="float">
            <text:p>0.00065888</text:p>
          </table:table-cell>
          <table:table-cell office:value-type="float" office:value="8.47517" calcext:value-type="float">
            <text:p>8.47517</text:p>
          </table:table-cell>
          <table:table-cell office:value-type="float" office:value="0.0119008" calcext:value-type="float">
            <text:p>0.0119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office:value-type="float" office:value="-1.87" calcext:value-type="float">
            <text:p>-1.87</text:p>
          </table:table-cell>
          <table:table-cell office:value-type="float" office:value="0.0049" calcext:value-type="float">
            <text:p>0.0049</text:p>
          </table:table-cell>
          <table:table-cell office:value-type="float" office:value="3.5018" calcext:value-type="float">
            <text:p>3.5018</text:p>
          </table:table-cell>
          <table:table-cell office:value-type="float" office:value="12.3311" calcext:value-type="float">
            <text:p>12.3311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404125" calcext:value-type="float">
            <text:p>0.0404125</text:p>
          </table:table-cell>
          <table:table-cell office:value-type="float" office:value="0.00185258" calcext:value-type="float">
            <text:p>0.00185258</text:p>
          </table:table-cell>
          <table:table-cell office:value-type="float" office:value="4.59932" calcext:value-type="float">
            <text:p>4.59932</text:p>
          </table:table-cell>
          <table:table-cell office:value-type="float" office:value="0.00106003" calcext:value-type="float">
            <text:p>0.001060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-2.1" calcext:value-type="float">
            <text:p>-2.1</text:p>
          </table:table-cell>
          <table:table-cell office:value-type="float" office:value="0.0196" calcext:value-type="float">
            <text:p>0.0196</text:p>
          </table:table-cell>
          <table:table-cell office:value-type="float" office:value="4.4296" calcext:value-type="float">
            <text:p>4.4296</text:p>
          </table:table-cell>
          <table:table-cell office:value-type="float" office:value="19.9671" calcext:value-type="float">
            <text:p>19.967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525" calcext:value-type="float">
            <text:p>0.02525</text:p>
          </table:table-cell>
          <table:table-cell office:value-type="float" office:value="0.000992885" calcext:value-type="float">
            <text:p>0.000992885</text:p>
          </table:table-cell>
          <table:table-cell office:value-type="float" office:value="10.3979" calcext:value-type="float">
            <text:p>10.3979</text:p>
          </table:table-cell>
          <table:table-cell office:value-type="float" office:value="0.00404959" calcext:value-type="float">
            <text:p>0.004049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-1.73" calcext:value-type="float">
            <text:p>-1.73</text:p>
          </table:table-cell>
          <table:table-cell office:value-type="float" office:value="0.0025" calcext:value-type="float">
            <text:p>0.0025</text:p>
          </table:table-cell>
          <table:table-cell office:value-type="float" office:value="2.9954" calcext:value-type="float">
            <text:p>2.9954</text:p>
          </table:table-cell>
          <table:table-cell office:value-type="float" office:value="9.00235" calcext:value-type="float">
            <text:p>9.00235</text:p>
          </table:table-cell>
          <table:table-cell office:value-type="float" office:value="0.1" calcext:value-type="float">
            <text:p>0.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015481" calcext:value-type="float">
            <text:p>0.00015481</text:p>
          </table:table-cell>
          <table:table-cell office:value-type="float" office:value="2.84869" calcext:value-type="float">
            <text:p>2.84869</text:p>
          </table:table-cell>
          <table:table-cell office:value-type="float" office:value="0.000493827" calcext:value-type="float">
            <text:p>0.0004938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-1.85" calcext:value-type="float">
            <text:p>-1.85</text:p>
          </table:table-cell>
          <table:table-cell office:value-type="float" office:value="0.0081" calcext:value-type="float">
            <text:p>0.0081</text:p>
          </table:table-cell>
          <table:table-cell office:value-type="float" office:value="3.4306" calcext:value-type="float">
            <text:p>3.4306</text:p>
          </table:table-cell>
          <table:table-cell office:value-type="float" office:value="11.8799" calcext:value-type="float">
            <text:p>11.879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022625" calcext:value-type="float">
            <text:p>0.0022625</text:p>
          </table:table-cell>
          <table:table-cell office:value-type="float" office:value="0.00000517531" calcext:value-type="float">
            <text:p>5.17531E-06</text:p>
          </table:table-cell>
          <table:table-cell office:value-type="float" office:value="12.11" calcext:value-type="float">
            <text:p>12.11</text:p>
          </table:table-cell>
          <table:table-cell office:value-type="float" office:value="0.00153119" calcext:value-type="float">
            <text:p>0.001531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office:value-type="float" office:value="-1.75" calcext:value-type="float">
            <text:p>-1.75</text:p>
          </table:table-cell>
          <table:table-cell office:value-type="float" office:value="0.0529" calcext:value-type="float">
            <text:p>0.0529</text:p>
          </table:table-cell>
          <table:table-cell office:value-type="float" office:value="3.1154" calcext:value-type="float">
            <text:p>3.1154</text:p>
          </table:table-cell>
          <table:table-cell office:value-type="float" office:value="10.3537" calcext:value-type="float">
            <text:p>10.3537</text:p>
          </table:table-cell>
          <table:table-cell office:value-type="float" office:value="0.235" calcext:value-type="float">
            <text:p>0.235</text:p>
          </table:table-cell>
          <table:table-cell office:value-type="float" office:value="0.055225" calcext:value-type="float">
            <text:p>0.055225</text:p>
          </table:table-cell>
          <table:table-cell office:value-type="float" office:value="0.0030498" calcext:value-type="float">
            <text:p>0.0030498</text:p>
          </table:table-cell>
          <table:table-cell office:value-type="float" office:value="9.95687" calcext:value-type="float">
            <text:p>9.95687</text:p>
          </table:table-cell>
          <table:table-cell office:value-type="float" office:value="0.009579" calcext:value-type="float">
            <text:p>0.0095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-1.88" calcext:value-type="float">
            <text:p>-1.88</text:p>
          </table:table-cell>
          <table:table-cell office:value-type="float" office:value="0.1296" calcext:value-type="float">
            <text:p>0.1296</text:p>
          </table:table-cell>
          <table:table-cell office:value-type="float" office:value="3.664" calcext:value-type="float">
            <text:p>3.664</text:p>
          </table:table-cell>
          <table:table-cell office:value-type="float" office:value="15.2571" calcext:value-type="float">
            <text:p>15.2571</text:p>
          </table:table-cell>
          <table:table-cell office:value-type="float" office:value="0.1" calcext:value-type="float">
            <text:p>0.1</text:p>
          </table:table-cell>
          <table:table-cell office:value-type="float" office:value="0.014225" calcext:value-type="float">
            <text:p>0.014225</text:p>
          </table:table-cell>
          <table:table-cell office:value-type="float" office:value="0.000371351" calcext:value-type="float">
            <text:p>0.000371351</text:p>
          </table:table-cell>
          <table:table-cell office:value-type="float" office:value="10.2255" calcext:value-type="float">
            <text:p>10.2255</text:p>
          </table:table-cell>
          <table:table-cell office:value-type="float" office:value="0.0191716" calcext:value-type="float">
            <text:p>0.01917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-0.74" calcext:value-type="float">
            <text:p>-0.7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526542" calcext:value-type="float">
            <text:p>0.526542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21625" calcext:value-type="float">
            <text:p>0.0021625</text:p>
          </table:table-cell>
          <table:table-cell office:value-type="float" office:value="0.00000893031" calcext:value-type="float">
            <text:p>8.93031E-06</text:p>
          </table:table-cell>
          <table:table-cell office:value-type="float" office:value="5.74946" calcext:value-type="float">
            <text:p>5.74946</text:p>
          </table:table-cell>
          <table:table-cell office:value-type="float" office:value="0.00521605" calcext:value-type="float">
            <text:p>0.005216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-0.94" calcext:value-type="float">
            <text:p>-0.9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789234" calcext:value-type="float">
            <text:p>0.789234</text:p>
          </table:table-cell>
          <table:table-cell office:value-type="float" office:value="0.11" calcext:value-type="float">
            <text:p>0.11</text:p>
          </table:table-cell>
          <table:table-cell office:value-type="float" office:value="0.013325" calcext:value-type="float">
            <text:p>0.013325</text:p>
          </table:table-cell>
          <table:table-cell office:value-type="float" office:value="0.000236846" calcext:value-type="float">
            <text:p>0.000236846</text:p>
          </table:table-cell>
          <table:table-cell office:value-type="float" office:value="0.801802" calcext:value-type="float">
            <text:p>0.801802</text:p>
          </table:table-cell>
          <table:table-cell office:value-type="float" office:value="0.0000756144" calcext:value-type="float">
            <text:p>7.56144E-05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-3.705" calcext:value-type="float">
            <text:p>-3.705</text:p>
          </table:table-cell>
          <table:table-cell office:value-type="float" office:value="0.045075" calcext:value-type="float">
            <text:p>0.045075</text:p>
          </table:table-cell>
          <table:table-cell office:value-type="float" office:value="13.7721" calcext:value-type="float">
            <text:p>13.7721</text:p>
          </table:table-cell>
          <table:table-cell office:value-type="float" office:value="192.085" calcext:value-type="float">
            <text:p>192.08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10438" calcext:value-type="float">
            <text:p>0.810438</text:p>
          </table:table-cell>
          <table:table-cell office:value-type="float" office:value="0.684807" calcext:value-type="float">
            <text:p>0.684807</text:p>
          </table:table-cell>
          <table:table-cell office:value-type="float" office:value="2.57795" calcext:value-type="float">
            <text:p>2.57795</text:p>
          </table:table-cell>
          <table:table-cell office:value-type="float" office:value="4.5075" calcext:value-type="float">
            <text:p>4.50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-3.14" calcext:value-type="float">
            <text:p>-3.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9.8602" calcext:value-type="float">
            <text:p>9.8602</text:p>
          </table:table-cell>
          <table:table-cell office:value-type="float" office:value="97.2471" calcext:value-type="float">
            <text:p>97.2471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00494375" calcext:value-type="float">
            <text:p>0.00494375</text:p>
          </table:table-cell>
          <table:table-cell office:value-type="float" office:value="0.000033928" calcext:value-type="float">
            <text:p>3.3928E-05</text:p>
          </table:table-cell>
          <table:table-cell office:value-type="float" office:value="1.42587" calcext:value-type="float">
            <text:p>1.42587</text:p>
          </table:table-cell>
          <table:table-cell office:value-type="float" office:value="0.000495868" calcext:value-type="float">
            <text:p>0.0004958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-2.375" calcext:value-type="float">
            <text:p>-2.375</text:p>
          </table:table-cell>
          <table:table-cell office:value-type="float" office:value="0.084875" calcext:value-type="float">
            <text:p>0.084875</text:p>
          </table:table-cell>
          <table:table-cell office:value-type="float" office:value="5.7255" calcext:value-type="float">
            <text:p>5.7255</text:p>
          </table:table-cell>
          <table:table-cell office:value-type="float" office:value="34.8199" calcext:value-type="float">
            <text:p>34.8199</text:p>
          </table:table-cell>
          <table:table-cell office:value-type="float" office:value="0.35125" calcext:value-type="float">
            <text:p>0.35125</text:p>
          </table:table-cell>
          <table:table-cell office:value-type="float" office:value="0.147881" calcext:value-type="float">
            <text:p>0.147881</text:p>
          </table:table-cell>
          <table:table-cell office:value-type="float" office:value="0.0319822" calcext:value-type="float">
            <text:p>0.0319822</text:p>
          </table:table-cell>
          <table:table-cell office:value-type="float" office:value="5.64568" calcext:value-type="float">
            <text:p>5.64568</text:p>
          </table:table-cell>
          <table:table-cell office:value-type="float" office:value="0.0183613" calcext:value-type="float">
            <text:p>0.01836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-2.545" calcext:value-type="float">
            <text:p>-2.545</text:p>
          </table:table-cell>
          <table:table-cell office:value-type="float" office:value="0.070075" calcext:value-type="float">
            <text:p>0.070075</text:p>
          </table:table-cell>
          <table:table-cell office:value-type="float" office:value="6.5471" calcext:value-type="float">
            <text:p>6.5471</text:p>
          </table:table-cell>
          <table:table-cell office:value-type="float" office:value="44.7199" calcext:value-type="float">
            <text:p>44.7199</text:p>
          </table:table-cell>
          <table:table-cell office:value-type="float" office:value="0.42" calcext:value-type="float">
            <text:p>0.42</text:p>
          </table:table-cell>
          <table:table-cell office:value-type="float" office:value="0.190812" calcext:value-type="float">
            <text:p>0.190812</text:p>
          </table:table-cell>
          <table:table-cell office:value-type="float" office:value="0.0461431" calcext:value-type="float">
            <text:p>0.0461431</text:p>
          </table:table-cell>
          <table:table-cell office:value-type="float" office:value="18.8431" calcext:value-type="float">
            <text:p>18.8431</text:p>
          </table:table-cell>
          <table:table-cell office:value-type="float" office:value="0.0144783" calcext:value-type="float">
            <text:p>0.01447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-2.445" calcext:value-type="float">
            <text:p>-2.445</text:p>
          </table:table-cell>
          <table:table-cell office:value-type="float" office:value="0.076675" calcext:value-type="float">
            <text:p>0.076675</text:p>
          </table:table-cell>
          <table:table-cell office:value-type="float" office:value="6.0547" calcext:value-type="float">
            <text:p>6.0547</text:p>
          </table:table-cell>
          <table:table-cell office:value-type="float" office:value="38.5546" calcext:value-type="float">
            <text:p>38.5546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80237" calcext:value-type="float">
            <text:p>0.280237</text:p>
          </table:table-cell>
          <table:table-cell office:value-type="float" office:value="0.101185" calcext:value-type="float">
            <text:p>0.101185</text:p>
          </table:table-cell>
          <table:table-cell office:value-type="float" office:value="2.69852" calcext:value-type="float">
            <text:p>2.69852</text:p>
          </table:table-cell>
          <table:table-cell office:value-type="float" office:value="0.0151457" calcext:value-type="float">
            <text:p>0.01514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-2.145" calcext:value-type="float">
            <text:p>-2.145</text:p>
          </table:table-cell>
          <table:table-cell office:value-type="float" office:value="0.034075" calcext:value-type="float">
            <text:p>0.034075</text:p>
          </table:table-cell>
          <table:table-cell office:value-type="float" office:value="4.6351" calcext:value-type="float">
            <text:p>4.6351</text:p>
          </table:table-cell>
          <table:table-cell office:value-type="float" office:value="22.1255" calcext:value-type="float">
            <text:p>22.125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065625" calcext:value-type="float">
            <text:p>0.0065625</text:p>
          </table:table-cell>
          <table:table-cell office:value-type="float" office:value="0.0000854803" calcext:value-type="float">
            <text:p>8.54803E-05</text:p>
          </table:table-cell>
          <table:table-cell office:value-type="float" office:value="8.76077" calcext:value-type="float">
            <text:p>8.76077</text:p>
          </table:table-cell>
          <table:table-cell office:value-type="float" office:value="0.0064414" calcext:value-type="float">
            <text:p>0.00644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.35</text:p>
          </table:table-cell>
          <table:table-cell office:value-type="float" office:value="-2.01" calcext:value-type="float">
            <text:p>-2.01</text:p>
          </table:table-cell>
          <table:table-cell office:value-type="float" office:value="0.0059" calcext:value-type="float">
            <text:p>0.0059</text:p>
          </table:table-cell>
          <table:table-cell office:value-type="float" office:value="4.046" calcext:value-type="float">
            <text:p>4.046</text:p>
          </table:table-cell>
          <table:table-cell office:value-type="float" office:value="16.4665" calcext:value-type="float">
            <text:p>16.466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030375" calcext:value-type="float">
            <text:p>0.0030375</text:p>
          </table:table-cell>
          <table:table-cell office:value-type="float" office:value="0.0000123778" calcext:value-type="float">
            <text:p>1.23778E-05</text:p>
          </table:table-cell>
          <table:table-cell office:value-type="float" office:value="25.8201" calcext:value-type="float">
            <text:p>25.8201</text:p>
          </table:table-cell>
          <table:table-cell office:value-type="float" office:value="0.00106836" calcext:value-type="float">
            <text:p>0.001068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-2.04" calcext:value-type="float">
            <text:p>-2.04</text:p>
          </table:table-cell>
          <table:table-cell office:value-type="float" office:value="0.0404" calcext:value-type="float">
            <text:p>0.0404</text:p>
          </table:table-cell>
          <table:table-cell office:value-type="float" office:value="4.202" calcext:value-type="float">
            <text:p>4.202</text:p>
          </table:table-cell>
          <table:table-cell office:value-type="float" office:value="18.2655" calcext:value-type="float">
            <text:p>18.265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61725" calcext:value-type="float">
            <text:p>0.061725</text:p>
          </table:table-cell>
          <table:table-cell office:value-type="float" office:value="0.00415111" calcext:value-type="float">
            <text:p>0.00415111</text:p>
          </table:table-cell>
          <table:table-cell office:value-type="float" office:value="15.0615" calcext:value-type="float">
            <text:p>15.0615</text:p>
          </table:table-cell>
          <table:table-cell office:value-type="float" office:value="0.00597633" calcext:value-type="float">
            <text:p>0.005976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-1.11" calcext:value-type="float">
            <text:p>-1.11</text:p>
          </table:table-cell>
          <table:table-cell office:value-type="float" office:value="0.0469" calcext:value-type="float">
            <text:p>0.0469</text:p>
          </table:table-cell>
          <table:table-cell office:value-type="float" office:value="1.279" calcext:value-type="float">
            <text:p>1.279</text:p>
          </table:table-cell>
          <table:table-cell office:value-type="float" office:value="1.90188" calcext:value-type="float">
            <text:p>1.90188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00546875" calcext:value-type="float">
            <text:p>0.00546875</text:p>
          </table:table-cell>
          <table:table-cell office:value-type="float" office:value="0.000055498" calcext:value-type="float">
            <text:p>5.5498E-05</text:p>
          </table:table-cell>
          <table:table-cell office:value-type="float" office:value="10.1425" calcext:value-type="float">
            <text:p>10.1425</text:p>
          </table:table-cell>
          <table:table-cell office:value-type="float" office:value="0.00361883" calcext:value-type="float">
            <text:p>0.003618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-0.8" calcext:value-type="float">
            <text:p>-0.8</text:p>
          </table:table-cell>
          <table:table-cell office:value-type="float" office:value="0.005" calcext:value-type="float">
            <text:p>0.005</text:p>
          </table:table-cell>
          <table:table-cell office:value-type="float" office:value="0.645" calcext:value-type="float">
            <text:p>0.645</text:p>
          </table:table-cell>
          <table:table-cell office:value-type="float" office:value="0.428827" calcext:value-type="float">
            <text:p>0.428827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032625" calcext:value-type="float">
            <text:p>0.0032625</text:p>
          </table:table-cell>
          <table:table-cell office:value-type="float" office:value="0.0000261628" calcext:value-type="float">
            <text:p>2.61628E-05</text:p>
          </table:table-cell>
          <table:table-cell office:value-type="float" office:value="1.46908" calcext:value-type="float">
            <text:p>1.46908</text:p>
          </table:table-cell>
          <table:table-cell office:value-type="float" office:value="0.000236295" calcext:value-type="float">
            <text:p>0.000236295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-3.175" calcext:value-type="float">
            <text:p>-3.175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10.0809" calcext:value-type="float">
            <text:p>10.0809</text:p>
          </table:table-cell>
          <table:table-cell office:value-type="float" office:value="101.636" calcext:value-type="float">
            <text:p>101.636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347812" calcext:value-type="float">
            <text:p>0.0347812</text:p>
          </table:table-cell>
          <table:table-cell office:value-type="float" office:value="0.00244953" calcext:value-type="float">
            <text:p>0.00244953</text:p>
          </table:table-cell>
          <table:table-cell office:value-type="float" office:value="1.20819" calcext:value-type="float">
            <text:p>1.20819</text:p>
          </table:table-cell>
          <table:table-cell office:value-type="float" office:value="0.000227273" calcext:value-type="float">
            <text:p>0.0002272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-2.9775" calcext:value-type="float">
            <text:p>-2.9775</text:p>
          </table:table-cell>
          <table:table-cell office:value-type="float" office:value="0.0248437" calcext:value-type="float">
            <text:p>0.0248437</text:p>
          </table:table-cell>
          <table:table-cell office:value-type="float" office:value="8.89035" calcext:value-type="float">
            <text:p>8.89035</text:p>
          </table:table-cell>
          <table:table-cell office:value-type="float" office:value="79.8873" calcext:value-type="float">
            <text:p>79.8873</text:p>
          </table:table-cell>
          <table:table-cell office:value-type="float" office:value="0.745" calcext:value-type="float">
            <text:p>0.745</text:p>
          </table:table-cell>
          <table:table-cell office:value-type="float" office:value="0.55895" calcext:value-type="float">
            <text:p>0.55895</text:p>
          </table:table-cell>
          <table:table-cell office:value-type="float" office:value="0.320101" calcext:value-type="float">
            <text:p>0.320101</text:p>
          </table:table-cell>
          <table:table-cell office:value-type="float" office:value="4.25139" calcext:value-type="float">
            <text:p>4.25139</text:p>
          </table:table-cell>
          <table:table-cell office:value-type="float" office:value="0.00537453" calcext:value-type="float">
            <text:p>0.005374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-2.9325" calcext:value-type="float">
            <text:p>-2.9325</text:p>
          </table:table-cell>
          <table:table-cell office:value-type="float" office:value="0.0268938" calcext:value-type="float">
            <text:p>0.0268938</text:p>
          </table:table-cell>
          <table:table-cell office:value-type="float" office:value="8.62645" calcext:value-type="float">
            <text:p>8.62645</text:p>
          </table:table-cell>
          <table:table-cell office:value-type="float" office:value="75.3625" calcext:value-type="float">
            <text:p>75.3625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530875" calcext:value-type="float">
            <text:p>0.530875</text:p>
          </table:table-cell>
          <table:table-cell office:value-type="float" office:value="0.30056" calcext:value-type="float">
            <text:p>0.30056</text:p>
          </table:table-cell>
          <table:table-cell office:value-type="float" office:value="6.81447" calcext:value-type="float">
            <text:p>6.81447</text:p>
          </table:table-cell>
          <table:table-cell office:value-type="float" office:value="0.00555656" calcext:value-type="float">
            <text:p>0.005556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-2.835" calcext:value-type="float">
            <text:p>-2.835</text:p>
          </table:table-cell>
          <table:table-cell office:value-type="float" office:value="0.019175" calcext:value-type="float">
            <text:p>0.019175</text:p>
          </table:table-cell>
          <table:table-cell office:value-type="float" office:value="8.0564" calcext:value-type="float">
            <text:p>8.0564</text:p>
          </table:table-cell>
          <table:table-cell office:value-type="float" office:value="65.5227" calcext:value-type="float">
            <text:p>65.5227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449731" calcext:value-type="float">
            <text:p>0.449731</text:p>
          </table:table-cell>
          <table:table-cell office:value-type="float" office:value="0.206683" calcext:value-type="float">
            <text:p>0.206683</text:p>
          </table:table-cell>
          <table:table-cell office:value-type="float" office:value="6.21019" calcext:value-type="float">
            <text:p>6.21019</text:p>
          </table:table-cell>
          <table:table-cell office:value-type="float" office:value="0.00378765" calcext:value-type="float">
            <text:p>0.003787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-2.405" calcext:value-type="float">
            <text:p>-2.405</text:p>
          </table:table-cell>
          <table:table-cell office:value-type="float" office:value="0.022075" calcext:value-type="float">
            <text:p>0.022075</text:p>
          </table:table-cell>
          <table:table-cell office:value-type="float" office:value="5.8061" calcext:value-type="float">
            <text:p>5.8061</text:p>
          </table:table-cell>
          <table:table-cell office:value-type="float" office:value="34.283" calcext:value-type="float">
            <text:p>34.283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44938" calcext:value-type="float">
            <text:p>0.0244938</text:p>
          </table:table-cell>
          <table:table-cell office:value-type="float" office:value="0.0012088" calcext:value-type="float">
            <text:p>0.0012088</text:p>
          </table:table-cell>
          <table:table-cell office:value-type="float" office:value="11.4518" calcext:value-type="float">
            <text:p>11.4518</text:p>
          </table:table-cell>
          <table:table-cell office:value-type="float" office:value="0.00417297" calcext:value-type="float">
            <text:p>0.004172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-2.2125" calcext:value-type="float">
            <text:p>-2.2125</text:p>
          </table:table-cell>
          <table:table-cell office:value-type="float" office:value="0.00819375" calcext:value-type="float">
            <text:p>0.00819375</text:p>
          </table:table-cell>
          <table:table-cell office:value-type="float" office:value="4.90335" calcext:value-type="float">
            <text:p>4.90335</text:p>
          </table:table-cell>
          <table:table-cell office:value-type="float" office:value="24.2008" calcext:value-type="float">
            <text:p>24.2008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00765938" calcext:value-type="float">
            <text:p>0.00765938</text:p>
          </table:table-cell>
          <table:table-cell office:value-type="float" office:value="0.000105015" calcext:value-type="float">
            <text:p>0.000105015</text:p>
          </table:table-cell>
          <table:table-cell office:value-type="float" office:value="50.998" calcext:value-type="float">
            <text:p>50.998</text:p>
          </table:table-cell>
          <table:table-cell office:value-type="float" office:value="0.0014837" calcext:value-type="float">
            <text:p>0.00148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-1.93" calcext:value-type="float">
            <text:p>-1.93</text:p>
          </table:table-cell>
          <table:table-cell office:value-type="float" office:value="0.0306" calcext:value-type="float">
            <text:p>0.0306</text:p>
          </table:table-cell>
          <table:table-cell office:value-type="float" office:value="3.7555" calcext:value-type="float">
            <text:p>3.7555</text:p>
          </table:table-cell>
          <table:table-cell office:value-type="float" office:value="14.542" calcext:value-type="float">
            <text:p>14.542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0.0182125" calcext:value-type="float">
            <text:p>0.0182125</text:p>
          </table:table-cell>
          <table:table-cell office:value-type="float" office:value="0.000981624" calcext:value-type="float">
            <text:p>0.000981624</text:p>
          </table:table-cell>
          <table:table-cell office:value-type="float" office:value="24.6514" calcext:value-type="float">
            <text:p>24.6514</text:p>
          </table:table-cell>
          <table:table-cell office:value-type="float" office:value="0.00452663" calcext:value-type="float">
            <text:p>0.004526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-1.375" calcext:value-type="float">
            <text:p>-1.3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1.9079" calcext:value-type="float">
            <text:p>1.9079</text:p>
          </table:table-cell>
          <table:table-cell office:value-type="float" office:value="3.78544" calcext:value-type="float">
            <text:p>3.78544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05525" calcext:value-type="float">
            <text:p>0.005525</text:p>
          </table:table-cell>
          <table:table-cell office:value-type="float" office:value="0.0000739091" calcext:value-type="float">
            <text:p>7.39091E-05</text:p>
          </table:table-cell>
          <table:table-cell office:value-type="float" office:value="4.60107" calcext:value-type="float">
            <text:p>4.60107</text:p>
          </table:table-cell>
          <table:table-cell office:value-type="float" office:value="0.00133295" calcext:value-type="float">
            <text:p>0.001332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-0.8325" calcext:value-type="float">
            <text:p>-0.8325</text:p>
          </table:table-cell>
          <table:table-cell office:value-type="float" office:value="0.0221937" calcext:value-type="float">
            <text:p>0.0221937</text:p>
          </table:table-cell>
          <table:table-cell office:value-type="float" office:value="0.71525" calcext:value-type="float">
            <text:p>0.71525</text:p>
          </table:table-cell>
          <table:table-cell office:value-type="float" office:value="0.588982" calcext:value-type="float">
            <text:p>0.588982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0.0000437341" calcext:value-type="float">
            <text:p>4.37341E-05</text:p>
          </table:table-cell>
          <table:table-cell office:value-type="float" office:value="2.96728" calcext:value-type="float">
            <text:p>2.96728</text:p>
          </table:table-cell>
          <table:table-cell office:value-type="float" office:value="0.00104885" calcext:value-type="float">
            <text:p>0.00104885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-3.89625" calcext:value-type="float">
            <text:p>-3.89625</text:p>
          </table:table-cell>
          <table:table-cell office:value-type="float" office:value="0.0604609" calcext:value-type="float">
            <text:p>0.0604609</text:p>
          </table:table-cell>
          <table:table-cell office:value-type="float" office:value="15.2412" calcext:value-type="float">
            <text:p>15.2412</text:p>
          </table:table-cell>
          <table:table-cell office:value-type="float" office:value="235.463" calcext:value-type="float">
            <text:p>235.463</text:p>
          </table:table-cell>
          <table:table-cell office:value-type="float" office:value="0.935" calcext:value-type="float">
            <text:p>0.935</text:p>
          </table:table-cell>
          <table:table-cell office:value-type="float" office:value="0.902722" calcext:value-type="float">
            <text:p>0.902722</text:p>
          </table:table-cell>
          <table:table-cell office:value-type="float" office:value="0.87755" calcext:value-type="float">
            <text:p>0.87755</text:p>
          </table:table-cell>
          <table:table-cell office:value-type="float" office:value="0.958381" calcext:value-type="float">
            <text:p>0.958381</text:p>
          </table:table-cell>
          <table:table-cell office:value-type="float" office:value="0.0499677" calcext:value-type="float">
            <text:p>0.04996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-3.33375" calcext:value-type="float">
            <text:p>-3.33375</text:p>
          </table:table-cell>
          <table:table-cell office:value-type="float" office:value="0.0177359" calcext:value-type="float">
            <text:p>0.0177359</text:p>
          </table:table-cell>
          <table:table-cell office:value-type="float" office:value="11.1316" calcext:value-type="float">
            <text:p>11.1316</text:p>
          </table:table-cell>
          <table:table-cell office:value-type="float" office:value="124.703" calcext:value-type="float">
            <text:p>124.703</text:p>
          </table:table-cell>
          <table:table-cell office:value-type="float" office:value="0.879375" calcext:value-type="float">
            <text:p>0.879375</text:p>
          </table:table-cell>
          <table:table-cell office:value-type="float" office:value="0.77435" calcext:value-type="float">
            <text:p>0.77435</text:p>
          </table:table-cell>
          <table:table-cell office:value-type="float" office:value="0.602874" calcext:value-type="float">
            <text:p>0.602874</text:p>
          </table:table-cell>
          <table:table-cell office:value-type="float" office:value="0.770653" calcext:value-type="float">
            <text:p>0.770653</text:p>
          </table:table-cell>
          <table:table-cell office:value-type="float" office:value="0.00383687" calcext:value-type="float">
            <text:p>0.003836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-3.07875" calcext:value-type="float">
            <text:p>-3.07875</text:p>
          </table:table-cell>
          <table:table-cell office:value-type="float" office:value="0.0351734" calcext:value-type="float">
            <text:p>0.0351734</text:p>
          </table:table-cell>
          <table:table-cell office:value-type="float" office:value="9.51388" calcext:value-type="float">
            <text:p>9.51388</text:p>
          </table:table-cell>
          <table:table-cell office:value-type="float" office:value="91.8453" calcext:value-type="float">
            <text:p>91.8453</text:p>
          </table:table-cell>
          <table:table-cell office:value-type="float" office:value="0.780625" calcext:value-type="float">
            <text:p>0.780625</text:p>
          </table:table-cell>
          <table:table-cell office:value-type="float" office:value="0.619619" calcext:value-type="float">
            <text:p>0.619619</text:p>
          </table:table-cell>
          <table:table-cell office:value-type="float" office:value="0.405022" calcext:value-type="float">
            <text:p>0.405022</text:p>
          </table:table-cell>
          <table:table-cell office:value-type="float" office:value="2.06643" calcext:value-type="float">
            <text:p>2.06643</text:p>
          </table:table-cell>
          <table:table-cell office:value-type="float" office:value="0.00726724" calcext:value-type="float">
            <text:p>0.007267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-2.835" calcext:value-type="float">
            <text:p>-2.835</text:p>
          </table:table-cell>
          <table:table-cell office:value-type="float" office:value="0.026075" calcext:value-type="float">
            <text:p>0.026075</text:p>
          </table:table-cell>
          <table:table-cell office:value-type="float" office:value="8.0633" calcext:value-type="float">
            <text:p>8.0633</text:p>
          </table:table-cell>
          <table:table-cell office:value-type="float" office:value="65.859" calcext:value-type="float">
            <text:p>65.859</text:p>
          </table:table-cell>
          <table:table-cell office:value-type="float" office:value="0.719375" calcext:value-type="float">
            <text:p>0.719375</text:p>
          </table:table-cell>
          <table:table-cell office:value-type="float" office:value="0.527044" calcext:value-type="float">
            <text:p>0.527044</text:p>
          </table:table-cell>
          <table:table-cell office:value-type="float" office:value="0.294469" calcext:value-type="float">
            <text:p>0.294469</text:p>
          </table:table-cell>
          <table:table-cell office:value-type="float" office:value="3.54698" calcext:value-type="float">
            <text:p>3.54698</text:p>
          </table:table-cell>
          <table:table-cell office:value-type="float" office:value="0.00515062" calcext:value-type="float">
            <text:p>0.005150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-2.66125" calcext:value-type="float">
            <text:p>-2.66125</text:p>
          </table:table-cell>
          <table:table-cell office:value-type="float" office:value="0.0118734" calcext:value-type="float">
            <text:p>0.0118734</text:p>
          </table:table-cell>
          <table:table-cell office:value-type="float" office:value="7.09412" calcext:value-type="float">
            <text:p>7.09412</text:p>
          </table:table-cell>
          <table:table-cell office:value-type="float" office:value="50.6694" calcext:value-type="float">
            <text:p>50.6694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0664397" calcext:value-type="float">
            <text:p>0.0664397</text:p>
          </table:table-cell>
          <table:table-cell office:value-type="float" office:value="18.9721" calcext:value-type="float">
            <text:p>18.9721</text:p>
          </table:table-cell>
          <table:table-cell office:value-type="float" office:value="0.00224451" calcext:value-type="float">
            <text:p>0.002244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.35</text:p>
          </table:table-cell>
          <table:table-cell office:value-type="float" office:value="-2.51375" calcext:value-type="float">
            <text:p>-2.51375</text:p>
          </table:table-cell>
          <table:table-cell office:value-type="float" office:value="0.0632359" calcext:value-type="float">
            <text:p>0.0632359</text:p>
          </table:table-cell>
          <table:table-cell office:value-type="float" office:value="6.38218" calcext:value-type="float">
            <text:p>6.38218</text:p>
          </table:table-cell>
          <table:table-cell office:value-type="float" office:value="42.3093" calcext:value-type="float">
            <text:p>42.3093</text:p>
          </table:table-cell>
          <table:table-cell office:value-type="float" office:value="0.47125" calcext:value-type="float">
            <text:p>0.47125</text:p>
          </table:table-cell>
          <table:table-cell office:value-type="float" office:value="0.282591" calcext:value-type="float">
            <text:p>0.282591</text:p>
          </table:table-cell>
          <table:table-cell office:value-type="float" office:value="0.129279" calcext:value-type="float">
            <text:p>0.129279</text:p>
          </table:table-cell>
          <table:table-cell office:value-type="float" office:value="22.0892" calcext:value-type="float">
            <text:p>22.0892</text:p>
          </table:table-cell>
          <table:table-cell office:value-type="float" office:value="0.0114506" calcext:value-type="float">
            <text:p>0.01145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-1.9875" calcext:value-type="float">
            <text:p>-1.9875</text:p>
          </table:table-cell>
          <table:table-cell office:value-type="float" office:value="0.0353938" calcext:value-type="float">
            <text:p>0.0353938</text:p>
          </table:table-cell>
          <table:table-cell office:value-type="float" office:value="3.98555" calcext:value-type="float">
            <text:p>3.98555</text:p>
          </table:table-cell>
          <table:table-cell office:value-type="float" office:value="16.4512" calcext:value-type="float">
            <text:p>16.4512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0315392" calcext:value-type="float">
            <text:p>0.00315392</text:p>
          </table:table-cell>
          <table:table-cell office:value-type="float" office:value="5.76776" calcext:value-type="float">
            <text:p>5.76776</text:p>
          </table:table-cell>
          <table:table-cell office:value-type="float" office:value="0.00523576" calcext:value-type="float">
            <text:p>0.005235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-1.30875" calcext:value-type="float">
            <text:p>-1.30875</text:p>
          </table:table-cell>
          <table:table-cell office:value-type="float" office:value="0.0257984" calcext:value-type="float">
            <text:p>0.0257984</text:p>
          </table:table-cell>
          <table:table-cell office:value-type="float" office:value="1.73862" calcext:value-type="float">
            <text:p>1.73862</text:p>
          </table:table-cell>
          <table:table-cell office:value-type="float" office:value="3.21936" calcext:value-type="float">
            <text:p>3.21936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055625" calcext:value-type="float">
            <text:p>0.0055625</text:p>
          </table:table-cell>
          <table:table-cell office:value-type="float" office:value="0.0000564753" calcext:value-type="float">
            <text:p>5.64753E-05</text:p>
          </table:table-cell>
          <table:table-cell office:value-type="float" office:value="5.74376" calcext:value-type="float">
            <text:p>5.74376</text:p>
          </table:table-cell>
          <table:table-cell office:value-type="float" office:value="0.00199062" calcext:value-type="float">
            <text:p>0.001990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-0.995" calcext:value-type="float">
            <text:p>-0.995</text:p>
          </table:table-cell>
          <table:table-cell office:value-type="float" office:value="0.022825" calcext:value-type="float">
            <text:p>0.022825</text:p>
          </table:table-cell>
          <table:table-cell office:value-type="float" office:value="1.01285" calcext:value-type="float">
            <text:p>1.01285</text:p>
          </table:table-cell>
          <table:table-cell office:value-type="float" office:value="1.11792" calcext:value-type="float">
            <text:p>1.11792</text:p>
          </table:table-cell>
          <table:table-cell office:value-type="float" office:value="0.048125" calcext:value-type="float">
            <text:p>0.04812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0304541" calcext:value-type="float">
            <text:p>3.04541E-05</text:p>
          </table:table-cell>
          <table:table-cell office:value-type="float" office:value="3.26413" calcext:value-type="float">
            <text:p>3.26413</text:p>
          </table:table-cell>
          <table:table-cell office:value-type="float" office:value="0.00107869" calcext:value-type="float">
            <text:p>0.00107869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-3.98625" calcext:value-type="float">
            <text:p>-3.98625</text:p>
          </table:table-cell>
          <table:table-cell office:value-type="float" office:value="0.000860937" calcext:value-type="float">
            <text:p>0.000860937</text:p>
          </table:table-cell>
          <table:table-cell office:value-type="float" office:value="15.891" calcext:value-type="float">
            <text:p>15.891</text:p>
          </table:table-cell>
          <table:table-cell office:value-type="float" office:value="252.579" calcext:value-type="float">
            <text:p>252.579</text:p>
          </table:table-cell>
          <table:table-cell office:value-type="float" office:value="0.998281" calcext:value-type="float">
            <text:p>0.998281</text:p>
          </table:table-cell>
          <table:table-cell office:value-type="float" office:value="0.996579" calcext:value-type="float">
            <text:p>0.996579</text:p>
          </table:table-cell>
          <table:table-cell office:value-type="float" office:value="0.993223" calcext:value-type="float">
            <text:p>0.993223</text:p>
          </table:table-cell>
          <table:table-cell office:value-type="float" office:value="0.00244513" calcext:value-type="float">
            <text:p>0.00244513</text:p>
          </table:table-cell>
          <table:table-cell office:value-type="float" office:value="0.000711519" calcext:value-type="float">
            <text:p>0.0007115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office:value-type="float" office:value="-3.28625" calcext:value-type="float">
            <text:p>-3.28625</text:p>
          </table:table-cell>
          <table:table-cell office:value-type="float" office:value="0.0249859" calcext:value-type="float">
            <text:p>0.0249859</text:p>
          </table:table-cell>
          <table:table-cell office:value-type="float" office:value="10.8244" calcext:value-type="float">
            <text:p>10.8244</text:p>
          </table:table-cell>
          <table:table-cell office:value-type="float" office:value="118.242" calcext:value-type="float">
            <text:p>118.242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762991" calcext:value-type="float">
            <text:p>0.762991</text:p>
          </table:table-cell>
          <table:table-cell office:value-type="float" office:value="0.587379" calcext:value-type="float">
            <text:p>0.587379</text:p>
          </table:table-cell>
          <table:table-cell office:value-type="float" office:value="0.948216" calcext:value-type="float">
            <text:p>0.948216</text:p>
          </table:table-cell>
          <table:table-cell office:value-type="float" office:value="0.00540529" calcext:value-type="float">
            <text:p>0.005405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-3.15437" calcext:value-type="float">
            <text:p>-3.15437</text:p>
          </table:table-cell>
          <table:table-cell office:value-type="float" office:value="0.0201559" calcext:value-type="float">
            <text:p>0.0201559</text:p>
          </table:table-cell>
          <table:table-cell office:value-type="float" office:value="9.97024" calcext:value-type="float">
            <text:p>9.97024</text:p>
          </table:table-cell>
          <table:table-cell office:value-type="float" office:value="100.205" calcext:value-type="float">
            <text:p>100.205</text:p>
          </table:table-cell>
          <table:table-cell office:value-type="float" office:value="0.803438" calcext:value-type="float">
            <text:p>0.803438</text:p>
          </table:table-cell>
          <table:table-cell office:value-type="float" office:value="0.649327" calcext:value-type="float">
            <text:p>0.649327</text:p>
          </table:table-cell>
          <table:table-cell office:value-type="float" office:value="0.430458" calcext:value-type="float">
            <text:p>0.430458</text:p>
          </table:table-cell>
          <table:table-cell office:value-type="float" office:value="2.1672" calcext:value-type="float">
            <text:p>2.1672</text:p>
          </table:table-cell>
          <table:table-cell office:value-type="float" office:value="0.00416443" calcext:value-type="float">
            <text:p>0.004164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office:value-type="float" office:value="-3.00188" calcext:value-type="float">
            <text:p>-3.00188</text:p>
          </table:table-cell>
          <table:table-cell office:value-type="float" office:value="0.039809" calcext:value-type="float">
            <text:p>0.039809</text:p>
          </table:table-cell>
          <table:table-cell office:value-type="float" office:value="9.05106" calcext:value-type="float">
            <text:p>9.05106</text:p>
          </table:table-cell>
          <table:table-cell office:value-type="float" office:value="83.3462" calcext:value-type="float">
            <text:p>83.3462</text:p>
          </table:table-cell>
          <table:table-cell office:value-type="float" office:value="0.741719" calcext:value-type="float">
            <text:p>0.741719</text:p>
          </table:table-cell>
          <table:table-cell office:value-type="float" office:value="0.564923" calcext:value-type="float">
            <text:p>0.564923</text:p>
          </table:table-cell>
          <table:table-cell office:value-type="float" office:value="0.345922" calcext:value-type="float">
            <text:p>0.345922</text:p>
          </table:table-cell>
          <table:table-cell office:value-type="float" office:value="4.68866" calcext:value-type="float">
            <text:p>4.68866</text:p>
          </table:table-cell>
          <table:table-cell office:value-type="float" office:value="0.0078635" calcext:value-type="float">
            <text:p>0.00786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-2.50812" calcext:value-type="float">
            <text:p>-2.50812</text:p>
          </table:table-cell>
          <table:table-cell office:value-type="float" office:value="0.0464965" calcext:value-type="float">
            <text:p>0.0464965</text:p>
          </table:table-cell>
          <table:table-cell office:value-type="float" office:value="6.33719" calcext:value-type="float">
            <text:p>6.33719</text:p>
          </table:table-cell>
          <table:table-cell office:value-type="float" office:value="41.3505" calcext:value-type="float">
            <text:p>41.350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200591" calcext:value-type="float">
            <text:p>0.200591</text:p>
          </table:table-cell>
          <table:table-cell office:value-type="float" office:value="0.0672624" calcext:value-type="float">
            <text:p>0.0672624</text:p>
          </table:table-cell>
          <table:table-cell office:value-type="float" office:value="30.7265" calcext:value-type="float">
            <text:p>30.7265</text:p>
          </table:table-cell>
          <table:table-cell office:value-type="float" office:value="0.00878951" calcext:value-type="float">
            <text:p>0.008789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float" office:value="-2.705" calcext:value-type="float">
            <text:p>-2.705</text:p>
          </table:table-cell>
          <table:table-cell office:value-type="float" office:value="0.051925" calcext:value-type="float">
            <text:p>0.051925</text:p>
          </table:table-cell>
          <table:table-cell office:value-type="float" office:value="7.36895" calcext:value-type="float">
            <text:p>7.36895</text:p>
          </table:table-cell>
          <table:table-cell office:value-type="float" office:value="55.7552" calcext:value-type="float">
            <text:p>55.7552</text:p>
          </table:table-cell>
          <table:table-cell office:value-type="float" office:value="0.697813" calcext:value-type="float">
            <text:p>0.697813</text:p>
          </table:table-cell>
          <table:table-cell office:value-type="float" office:value="0.492234" calcext:value-type="float">
            <text:p>0.492234</text:p>
          </table:table-cell>
          <table:table-cell office:value-type="float" office:value="0.252481" calcext:value-type="float">
            <text:p>0.252481</text:p>
          </table:table-cell>
          <table:table-cell office:value-type="float" office:value="3.97316" calcext:value-type="float">
            <text:p>3.97316</text:p>
          </table:table-cell>
          <table:table-cell office:value-type="float" office:value="0.00940244" calcext:value-type="float">
            <text:p>0.009402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-2.0425" calcext:value-type="float">
            <text:p>-2.0425</text:p>
          </table:table-cell>
          <table:table-cell office:value-type="float" office:value="0.0453688" calcext:value-type="float">
            <text:p>0.0453688</text:p>
          </table:table-cell>
          <table:table-cell office:value-type="float" office:value="4.21718" calcext:value-type="float">
            <text:p>4.21718</text:p>
          </table:table-cell>
          <table:table-cell office:value-type="float" office:value="18.5153" calcext:value-type="float">
            <text:p>18.5153</text:p>
          </table:table-cell>
          <table:table-cell office:value-type="float" office:value="0.175625" calcext:value-type="float">
            <text:p>0.175625</text:p>
          </table:table-cell>
          <table:table-cell office:value-type="float" office:value="0.0562672" calcext:value-type="float">
            <text:p>0.0562672</text:p>
          </table:table-cell>
          <table:table-cell office:value-type="float" office:value="0.00970243" calcext:value-type="float">
            <text:p>0.00970243</text:p>
          </table:table-cell>
          <table:table-cell office:value-type="float" office:value="11.077" calcext:value-type="float">
            <text:p>11.077</text:p>
          </table:table-cell>
          <table:table-cell office:value-type="float" office:value="0.00671135" calcext:value-type="float">
            <text:p>0.006711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-1.24938" calcext:value-type="float">
            <text:p>-1.24938</text:p>
          </table:table-cell>
          <table:table-cell office:value-type="float" office:value="0.0299996" calcext:value-type="float">
            <text:p>0.0299996</text:p>
          </table:table-cell>
          <table:table-cell office:value-type="float" office:value="1.59094" calcext:value-type="float">
            <text:p>1.59094</text:p>
          </table:table-cell>
          <table:table-cell office:value-type="float" office:value="2.72677" calcext:value-type="float">
            <text:p>2.72677</text:p>
          </table:table-cell>
          <table:table-cell office:value-type="float" office:value="0.105312" calcext:value-type="float">
            <text:p>0.105312</text:p>
          </table:table-cell>
          <table:table-cell office:value-type="float" office:value="0.0147781" calcext:value-type="float">
            <text:p>0.0147781</text:p>
          </table:table-cell>
          <table:table-cell office:value-type="float" office:value="0.000386794" calcext:value-type="float">
            <text:p>0.000386794</text:p>
          </table:table-cell>
          <table:table-cell office:value-type="float" office:value="6.27018" calcext:value-type="float">
            <text:p>6.27018</text:p>
          </table:table-cell>
          <table:table-cell office:value-type="float" office:value="0.00231478" calcext:value-type="float">
            <text:p>0.002314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-0.9725" calcext:value-type="float">
            <text:p>-0.9725</text:p>
          </table:table-cell>
          <table:table-cell office:value-type="float" office:value="0.0191188" calcext:value-type="float">
            <text:p>0.0191188</text:p>
          </table:table-cell>
          <table:table-cell office:value-type="float" office:value="0.964875" calcext:value-type="float">
            <text:p>0.964875</text:p>
          </table:table-cell>
          <table:table-cell office:value-type="float" office:value="1.00589" calcext:value-type="float">
            <text:p>1.0058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0697969" calcext:value-type="float">
            <text:p>0.00697969</text:p>
          </table:table-cell>
          <table:table-cell office:value-type="float" office:value="0.000129287" calcext:value-type="float">
            <text:p>0.000129287</text:p>
          </table:table-cell>
          <table:table-cell office:value-type="float" office:value="2.95467" calcext:value-type="float">
            <text:p>2.95467</text:p>
          </table:table-cell>
          <table:table-cell office:value-type="float" office:value="0.000903533" calcext:value-type="float">
            <text:p>0.000903533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-3.99063" calcext:value-type="float">
            <text:p>-3.99063</text:p>
          </table:table-cell>
          <table:table-cell office:value-type="float" office:value="0.000387109" calcext:value-type="float">
            <text:p>0.000387109</text:p>
          </table:table-cell>
          <table:table-cell office:value-type="float" office:value="15.9255" calcext:value-type="float">
            <text:p>15.9255</text:p>
          </table:table-cell>
          <table:table-cell office:value-type="float" office:value="253.645" calcext:value-type="float">
            <text:p>253.645</text:p>
          </table:table-cell>
          <table:table-cell office:value-type="float" office:value="0.998828" calcext:value-type="float">
            <text:p>0.998828</text:p>
          </table:table-cell>
          <table:table-cell office:value-type="float" office:value="0.997664" calcext:value-type="float">
            <text:p>0.997664</text:p>
          </table:table-cell>
          <table:table-cell office:value-type="float" office:value="0.995357" calcext:value-type="float">
            <text:p>0.995357</text:p>
          </table:table-cell>
          <table:table-cell office:value-type="float" office:value="0.00253689" calcext:value-type="float">
            <text:p>0.00253689</text:p>
          </table:table-cell>
          <table:table-cell office:value-type="float" office:value="0.000319925" calcext:value-type="float">
            <text:p>0.0003199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5" calcext:value-type="float">
            <text:p>2.15</text:p>
          </table:table-cell>
          <table:table-cell office:value-type="float" office:value="-3.18719" calcext:value-type="float">
            <text:p>-3.18719</text:p>
          </table:table-cell>
          <table:table-cell office:value-type="float" office:value="0.0341921" calcext:value-type="float">
            <text:p>0.0341921</text:p>
          </table:table-cell>
          <table:table-cell office:value-type="float" office:value="10.1924" calcext:value-type="float">
            <text:p>10.1924</text:p>
          </table:table-cell>
          <table:table-cell office:value-type="float" office:value="105.275" calcext:value-type="float">
            <text:p>105.275</text:p>
          </table:table-cell>
          <table:table-cell office:value-type="float" office:value="0.806484" calcext:value-type="float">
            <text:p>0.806484</text:p>
          </table:table-cell>
          <table:table-cell office:value-type="float" office:value="0.659626" calcext:value-type="float">
            <text:p>0.659626</text:p>
          </table:table-cell>
          <table:table-cell office:value-type="float" office:value="0.456958" calcext:value-type="float">
            <text:p>0.456958</text:p>
          </table:table-cell>
          <table:table-cell office:value-type="float" office:value="4.11044" calcext:value-type="float">
            <text:p>4.11044</text:p>
          </table:table-cell>
          <table:table-cell office:value-type="float" office:value="0.00739688" calcext:value-type="float">
            <text:p>0.007396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-3.20969" calcext:value-type="float">
            <text:p>-3.20969</text:p>
          </table:table-cell>
          <table:table-cell office:value-type="float" office:value="0.0499624" calcext:value-type="float">
            <text:p>0.0499624</text:p>
          </table:table-cell>
          <table:table-cell office:value-type="float" office:value="10.3521" calcext:value-type="float">
            <text:p>10.3521</text:p>
          </table:table-cell>
          <table:table-cell office:value-type="float" office:value="109.169" calcext:value-type="float">
            <text:p>109.169</text:p>
          </table:table-cell>
          <table:table-cell office:value-type="float" office:value="0.843125" calcext:value-type="float">
            <text:p>0.843125</text:p>
          </table:table-cell>
          <table:table-cell office:value-type="float" office:value="0.716885" calcext:value-type="float">
            <text:p>0.716885</text:p>
          </table:table-cell>
          <table:table-cell office:value-type="float" office:value="0.528626" calcext:value-type="float">
            <text:p>0.528626</text:p>
          </table:table-cell>
          <table:table-cell office:value-type="float" office:value="2.08358" calcext:value-type="float">
            <text:p>2.08358</text:p>
          </table:table-cell>
          <table:table-cell office:value-type="float" office:value="0.0103228" calcext:value-type="float">
            <text:p>0.01032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-3.105" calcext:value-type="float">
            <text:p>-3.105</text:p>
          </table:table-cell>
          <table:table-cell office:value-type="float" office:value="0.050575" calcext:value-type="float">
            <text:p>0.050575</text:p>
          </table:table-cell>
          <table:table-cell office:value-type="float" office:value="9.6916" calcext:value-type="float">
            <text:p>9.6916</text:p>
          </table:table-cell>
          <table:table-cell office:value-type="float" office:value="95.7854" calcext:value-type="float">
            <text:p>95.7854</text:p>
          </table:table-cell>
          <table:table-cell office:value-type="float" office:value="0.805547" calcext:value-type="float">
            <text:p>0.805547</text:p>
          </table:table-cell>
          <table:table-cell office:value-type="float" office:value="0.658853" calcext:value-type="float">
            <text:p>0.658853</text:p>
          </table:table-cell>
          <table:table-cell office:value-type="float" office:value="0.454846" calcext:value-type="float">
            <text:p>0.454846</text:p>
          </table:table-cell>
          <table:table-cell office:value-type="float" office:value="3.21962" calcext:value-type="float">
            <text:p>3.21962</text:p>
          </table:table-cell>
          <table:table-cell office:value-type="float" office:value="0.00999012" calcext:value-type="float">
            <text:p>0.009990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-2.61187" calcext:value-type="float">
            <text:p>-2.61187</text:p>
          </table:table-cell>
          <table:table-cell office:value-type="float" office:value="0.055959" calcext:value-type="float">
            <text:p>0.055959</text:p>
          </table:table-cell>
          <table:table-cell office:value-type="float" office:value="6.87785" calcext:value-type="float">
            <text:p>6.87785</text:p>
          </table:table-cell>
          <table:table-cell office:value-type="float" office:value="48.9078" calcext:value-type="float">
            <text:p>48.9078</text:p>
          </table:table-cell>
          <table:table-cell office:value-type="float" office:value="0.488594" calcext:value-type="float">
            <text:p>0.488594</text:p>
          </table:table-cell>
          <table:table-cell office:value-type="float" office:value="0.284766" calcext:value-type="float">
            <text:p>0.284766</text:p>
          </table:table-cell>
          <table:table-cell office:value-type="float" office:value="0.123437" calcext:value-type="float">
            <text:p>0.123437</text:p>
          </table:table-cell>
          <table:table-cell office:value-type="float" office:value="26.5765" calcext:value-type="float">
            <text:p>26.5765</text:p>
          </table:table-cell>
          <table:table-cell office:value-type="float" office:value="0.0105783" calcext:value-type="float">
            <text:p>0.01057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5" calcext:value-type="float">
            <text:p>2.35</text:p>
          </table:table-cell>
          <table:table-cell office:value-type="float" office:value="-2.61906" calcext:value-type="float">
            <text:p>-2.61906</text:p>
          </table:table-cell>
          <table:table-cell office:value-type="float" office:value="0.0690804" calcext:value-type="float">
            <text:p>0.0690804</text:p>
          </table:table-cell>
          <table:table-cell office:value-type="float" office:value="6.92857" calcext:value-type="float">
            <text:p>6.92857</text:p>
          </table:table-cell>
          <table:table-cell office:value-type="float" office:value="49.8961" calcext:value-type="float">
            <text:p>49.8961</text:p>
          </table:table-cell>
          <table:table-cell office:value-type="float" office:value="0.558437" calcext:value-type="float">
            <text:p>0.558437</text:p>
          </table:table-cell>
          <table:table-cell office:value-type="float" office:value="0.360845" calcext:value-type="float">
            <text:p>0.360845</text:p>
          </table:table-cell>
          <table:table-cell office:value-type="float" office:value="0.176444" calcext:value-type="float">
            <text:p>0.176444</text:p>
          </table:table-cell>
          <table:table-cell office:value-type="float" office:value="6.70994" calcext:value-type="float">
            <text:p>6.70994</text:p>
          </table:table-cell>
          <table:table-cell office:value-type="float" office:value="0.0125089" calcext:value-type="float">
            <text:p>0.01250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-2.11969" calcext:value-type="float">
            <text:p>-2.11969</text:p>
          </table:table-cell>
          <table:table-cell office:value-type="float" office:value="0.0415062" calcext:value-type="float">
            <text:p>0.0415062</text:p>
          </table:table-cell>
          <table:table-cell office:value-type="float" office:value="4.53458" calcext:value-type="float">
            <text:p>4.53458</text:p>
          </table:table-cell>
          <table:table-cell office:value-type="float" office:value="21.321" calcext:value-type="float">
            <text:p>21.321</text:p>
          </table:table-cell>
          <table:table-cell office:value-type="float" office:value="0.145938" calcext:value-type="float">
            <text:p>0.145938</text:p>
          </table:table-cell>
          <table:table-cell office:value-type="float" office:value="0.0317328" calcext:value-type="float">
            <text:p>0.0317328</text:p>
          </table:table-cell>
          <table:table-cell office:value-type="float" office:value="0.00206563" calcext:value-type="float">
            <text:p>0.00206563</text:p>
          </table:table-cell>
          <table:table-cell office:value-type="float" office:value="15.6687" calcext:value-type="float">
            <text:p>15.6687</text:p>
          </table:table-cell>
          <table:table-cell office:value-type="float" office:value="0.00613996" calcext:value-type="float">
            <text:p>0.006139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-1.29656" calcext:value-type="float">
            <text:p>-1.29656</text:p>
          </table:table-cell>
          <table:table-cell office:value-type="float" office:value="0.0325819" calcext:value-type="float">
            <text:p>0.0325819</text:p>
          </table:table-cell>
          <table:table-cell office:value-type="float" office:value="1.71366" calcext:value-type="float">
            <text:p>1.71366</text:p>
          </table:table-cell>
          <table:table-cell office:value-type="float" office:value="3.17034" calcext:value-type="float">
            <text:p>3.17034</text:p>
          </table:table-cell>
          <table:table-cell office:value-type="float" office:value="0.101641" calcext:value-type="float">
            <text:p>0.101641</text:p>
          </table:table-cell>
          <table:table-cell office:value-type="float" office:value="0.0152816" calcext:value-type="float">
            <text:p>0.0152816</text:p>
          </table:table-cell>
          <table:table-cell office:value-type="float" office:value="0.000565936" calcext:value-type="float">
            <text:p>0.000565936</text:p>
          </table:table-cell>
          <table:table-cell office:value-type="float" office:value="4.15285" calcext:value-type="float">
            <text:p>4.15285</text:p>
          </table:table-cell>
          <table:table-cell office:value-type="float" office:value="0.00251404" calcext:value-type="float">
            <text:p>0.002514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-0.94" calcext:value-type="float">
            <text:p>-0.94</text:p>
          </table:table-cell>
          <table:table-cell office:value-type="float" office:value="0.0176875" calcext:value-type="float">
            <text:p>0.0176875</text:p>
          </table:table-cell>
          <table:table-cell office:value-type="float" office:value="0.901288" calcext:value-type="float">
            <text:p>0.901288</text:p>
          </table:table-cell>
          <table:table-cell office:value-type="float" office:value="0.874301" calcext:value-type="float">
            <text:p>0.874301</text:p>
          </table:table-cell>
          <table:table-cell office:value-type="float" office:value="0.0750781" calcext:value-type="float">
            <text:p>0.0750781</text:p>
          </table:table-cell>
          <table:table-cell office:value-type="float" office:value="0.00816758" calcext:value-type="float">
            <text:p>0.00816758</text:p>
          </table:table-cell>
          <table:table-cell office:value-type="float" office:value="0.000159091" calcext:value-type="float">
            <text:p>0.000159091</text:p>
          </table:table-cell>
          <table:table-cell office:value-type="float" office:value="3.22918" calcext:value-type="float">
            <text:p>3.22918</text:p>
          </table:table-cell>
          <table:table-cell office:value-type="float" office:value="0.000835893" calcext:value-type="float">
            <text:p>0.000835893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0065625" calcext:value-type="float">
            <text:p>0.00065625</text:p>
          </table:table-cell>
          <table:table-cell office:value-type="float" office:value="15.861" calcext:value-type="float">
            <text:p>15.861</text:p>
          </table:table-cell>
          <table:table-cell office:value-type="float" office:value="251.611" calcext:value-type="float">
            <text:p>251.611</text:p>
          </table:table-cell>
          <table:table-cell office:value-type="float" office:value="0.997734" calcext:value-type="float">
            <text:p>0.997734</text:p>
          </table:table-cell>
          <table:table-cell office:value-type="float" office:value="0.995486" calcext:value-type="float">
            <text:p>0.995486</text:p>
          </table:table-cell>
          <table:table-cell office:value-type="float" office:value="0.991038" calcext:value-type="float">
            <text:p>0.991038</text:p>
          </table:table-cell>
          <table:table-cell office:value-type="float" office:value="0.00511959" calcext:value-type="float">
            <text:p>0.00511959</text:p>
          </table:table-cell>
          <table:table-cell office:value-type="float" office:value="0.000542355" calcext:value-type="float">
            <text:p>0.0005423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5" calcext:value-type="float">
            <text:p>2.15</text:p>
          </table:table-cell>
          <table:table-cell office:value-type="float" office:value="-3.29828" calcext:value-type="float">
            <text:p>-3.29828</text:p>
          </table:table-cell>
          <table:table-cell office:value-type="float" office:value="0.0309127" calcext:value-type="float">
            <text:p>0.0309127</text:p>
          </table:table-cell>
          <table:table-cell office:value-type="float" office:value="10.9096" calcext:value-type="float">
            <text:p>10.9096</text:p>
          </table:table-cell>
          <table:table-cell office:value-type="float" office:value="120.337" calcext:value-type="float">
            <text:p>120.337</text:p>
          </table:table-cell>
          <table:table-cell office:value-type="float" office:value="0.872852" calcext:value-type="float">
            <text:p>0.872852</text:p>
          </table:table-cell>
          <table:table-cell office:value-type="float" office:value="0.764081" calcext:value-type="float">
            <text:p>0.764081</text:p>
          </table:table-cell>
          <table:table-cell office:value-type="float" office:value="0.589985" calcext:value-type="float">
            <text:p>0.589985</text:p>
          </table:table-cell>
          <table:table-cell office:value-type="float" office:value="0.775654" calcext:value-type="float">
            <text:p>0.775654</text:p>
          </table:table-cell>
          <table:table-cell office:value-type="float" office:value="0.00668744" calcext:value-type="float">
            <text:p>0.006687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-3.04172" calcext:value-type="float">
            <text:p>-3.04172</text:p>
          </table:table-cell>
          <table:table-cell office:value-type="float" office:value="0.0924377" calcext:value-type="float">
            <text:p>0.0924377</text:p>
          </table:table-cell>
          <table:table-cell office:value-type="float" office:value="9.34449" calcext:value-type="float">
            <text:p>9.34449</text:p>
          </table:table-cell>
          <table:table-cell office:value-type="float" office:value="90.6652" calcext:value-type="float">
            <text:p>90.6652</text:p>
          </table:table-cell>
          <table:table-cell office:value-type="float" office:value="0.729453" calcext:value-type="float">
            <text:p>0.729453</text:p>
          </table:table-cell>
          <table:table-cell office:value-type="float" office:value="0.572725" calcext:value-type="float">
            <text:p>0.572725</text:p>
          </table:table-cell>
          <table:table-cell office:value-type="float" office:value="0.387968" calcext:value-type="float">
            <text:p>0.387968</text:p>
          </table:table-cell>
          <table:table-cell office:value-type="float" office:value="5.99093" calcext:value-type="float">
            <text:p>5.99093</text:p>
          </table:table-cell>
          <table:table-cell office:value-type="float" office:value="0.0190987" calcext:value-type="float">
            <text:p>0.01909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-3.06422" calcext:value-type="float">
            <text:p>-3.06422</text:p>
          </table:table-cell>
          <table:table-cell office:value-type="float" office:value="0.0511791" calcext:value-type="float">
            <text:p>0.0511791</text:p>
          </table:table-cell>
          <table:table-cell office:value-type="float" office:value="9.44062" calcext:value-type="float">
            <text:p>9.44062</text:p>
          </table:table-cell>
          <table:table-cell office:value-type="float" office:value="91.055" calcext:value-type="float">
            <text:p>91.055</text:p>
          </table:table-cell>
          <table:table-cell office:value-type="float" office:value="0.803945" calcext:value-type="float">
            <text:p>0.803945</text:p>
          </table:table-cell>
          <table:table-cell office:value-type="float" office:value="0.651699" calcext:value-type="float">
            <text:p>0.651699</text:p>
          </table:table-cell>
          <table:table-cell office:value-type="float" office:value="0.437915" calcext:value-type="float">
            <text:p>0.437915</text:p>
          </table:table-cell>
          <table:table-cell office:value-type="float" office:value="2.03471" calcext:value-type="float">
            <text:p>2.03471</text:p>
          </table:table-cell>
          <table:table-cell office:value-type="float" office:value="0.0101094" calcext:value-type="float">
            <text:p>0.01010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-2.73406" calcext:value-type="float">
            <text:p>-2.73406</text:p>
          </table:table-cell>
          <table:table-cell office:value-type="float" office:value="0.0703772" calcext:value-type="float">
            <text:p>0.0703772</text:p>
          </table:table-cell>
          <table:table-cell office:value-type="float" office:value="7.54548" calcext:value-type="float">
            <text:p>7.54548</text:p>
          </table:table-cell>
          <table:table-cell office:value-type="float" office:value="59.0088" calcext:value-type="float">
            <text:p>59.0088</text:p>
          </table:table-cell>
          <table:table-cell office:value-type="float" office:value="0.628203" calcext:value-type="float">
            <text:p>0.628203</text:p>
          </table:table-cell>
          <table:table-cell office:value-type="float" office:value="0.427216" calcext:value-type="float">
            <text:p>0.427216</text:p>
          </table:table-cell>
          <table:table-cell office:value-type="float" office:value="0.220885" calcext:value-type="float">
            <text:p>0.220885</text:p>
          </table:table-cell>
          <table:table-cell office:value-type="float" office:value="6.89565" calcext:value-type="float">
            <text:p>6.89565</text:p>
          </table:table-cell>
          <table:table-cell office:value-type="float" office:value="0.0133038" calcext:value-type="float">
            <text:p>0.01330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5" calcext:value-type="float">
            <text:p>2.35</text:p>
          </table:table-cell>
          <table:table-cell office:value-type="float" office:value="-2.75984" calcext:value-type="float">
            <text:p>-2.75984</text:p>
          </table:table-cell>
          <table:table-cell office:value-type="float" office:value="0.0822156" calcext:value-type="float">
            <text:p>0.0822156</text:p>
          </table:table-cell>
          <table:table-cell office:value-type="float" office:value="7.69895" calcext:value-type="float">
            <text:p>7.69895</text:p>
          </table:table-cell>
          <table:table-cell office:value-type="float" office:value="61.6763" calcext:value-type="float">
            <text:p>61.6763</text:p>
          </table:table-cell>
          <table:table-cell office:value-type="float" office:value="0.663086" calcext:value-type="float">
            <text:p>0.663086</text:p>
          </table:table-cell>
          <table:table-cell office:value-type="float" office:value="0.474871" calcext:value-type="float">
            <text:p>0.474871</text:p>
          </table:table-cell>
          <table:table-cell office:value-type="float" office:value="0.261883" calcext:value-type="float">
            <text:p>0.261883</text:p>
          </table:table-cell>
          <table:table-cell office:value-type="float" office:value="6.29173" calcext:value-type="float">
            <text:p>6.29173</text:p>
          </table:table-cell>
          <table:table-cell office:value-type="float" office:value="0.0148874" calcext:value-type="float">
            <text:p>0.01488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-2.04969" calcext:value-type="float">
            <text:p>-2.04969</text:p>
          </table:table-cell>
          <table:table-cell office:value-type="float" office:value="0.0331124" calcext:value-type="float">
            <text:p>0.0331124</text:p>
          </table:table-cell>
          <table:table-cell office:value-type="float" office:value="4.23433" calcext:value-type="float">
            <text:p>4.23433</text:p>
          </table:table-cell>
          <table:table-cell office:value-type="float" office:value="18.4765" calcext:value-type="float">
            <text:p>18.4765</text:p>
          </table:table-cell>
          <table:table-cell office:value-type="float" office:value="0.172656" calcext:value-type="float">
            <text:p>0.172656</text:p>
          </table:table-cell>
          <table:table-cell office:value-type="float" office:value="0.0441254" calcext:value-type="float">
            <text:p>0.0441254</text:p>
          </table:table-cell>
          <table:table-cell office:value-type="float" office:value="0.00542388" calcext:value-type="float">
            <text:p>0.00542388</text:p>
          </table:table-cell>
          <table:table-cell office:value-type="float" office:value="14.2438" calcext:value-type="float">
            <text:p>14.2438</text:p>
          </table:table-cell>
          <table:table-cell office:value-type="float" office:value="0.00489828" calcext:value-type="float">
            <text:p>0.004898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-1.29938" calcext:value-type="float">
            <text:p>-1.29938</text:p>
          </table:table-cell>
          <table:table-cell office:value-type="float" office:value="0.0228809" calcext:value-type="float">
            <text:p>0.0228809</text:p>
          </table:table-cell>
          <table:table-cell office:value-type="float" office:value="1.71126" calcext:value-type="float">
            <text:p>1.71126</text:p>
          </table:table-cell>
          <table:table-cell office:value-type="float" office:value="3.08966" calcext:value-type="float">
            <text:p>3.08966</text:p>
          </table:table-cell>
          <table:table-cell office:value-type="float" office:value="0.0948047" calcext:value-type="float">
            <text:p>0.0948047</text:p>
          </table:table-cell>
          <table:table-cell office:value-type="float" office:value="0.0141295" calcext:value-type="float">
            <text:p>0.0141295</text:p>
          </table:table-cell>
          <table:table-cell office:value-type="float" office:value="0.0005422" calcext:value-type="float">
            <text:p>0.0005422</text:p>
          </table:table-cell>
          <table:table-cell office:value-type="float" office:value="4.91631" calcext:value-type="float">
            <text:p>4.91631</text:p>
          </table:table-cell>
          <table:table-cell office:value-type="float" office:value="0.0017655" calcext:value-type="float">
            <text:p>0.00176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-0.940937" calcext:value-type="float">
            <text:p>-0.940937</text:p>
          </table:table-cell>
          <table:table-cell office:value-type="float" office:value="0.0293304" calcext:value-type="float">
            <text:p>0.0293304</text:p>
          </table:table-cell>
          <table:table-cell office:value-type="float" office:value="0.914694" calcext:value-type="float">
            <text:p>0.914694</text:p>
          </table:table-cell>
          <table:table-cell office:value-type="float" office:value="0.951781" calcext:value-type="float">
            <text:p>0.951781</text:p>
          </table:table-cell>
          <table:table-cell office:value-type="float" office:value="0.0801953" calcext:value-type="float">
            <text:p>0.0801953</text:p>
          </table:table-cell>
          <table:table-cell office:value-type="float" office:value="0.00982168" calcext:value-type="float">
            <text:p>0.00982168</text:p>
          </table:table-cell>
          <table:table-cell office:value-type="float" office:value="0.000272437" calcext:value-type="float">
            <text:p>0.000272437</text:p>
          </table:table-cell>
          <table:table-cell office:value-type="float" office:value="2.70232" calcext:value-type="float">
            <text:p>2.70232</text:p>
          </table:table-cell>
          <table:table-cell office:value-type="float" office:value="0.00138612" calcext:value-type="float">
            <text:p>0.00138612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-3.98703" calcext:value-type="float">
            <text:p>-3.98703</text:p>
          </table:table-cell>
          <table:table-cell office:value-type="float" office:value="0.000534937" calcext:value-type="float">
            <text:p>0.000534937</text:p>
          </table:table-cell>
          <table:table-cell office:value-type="float" office:value="15.897" calcext:value-type="float">
            <text:p>15.897</text:p>
          </table:table-cell>
          <table:table-cell office:value-type="float" office:value="252.747" calcext:value-type="float">
            <text:p>252.747</text:p>
          </table:table-cell>
          <table:table-cell office:value-type="float" office:value="0.998359" calcext:value-type="float">
            <text:p>0.998359</text:p>
          </table:table-cell>
          <table:table-cell office:value-type="float" office:value="0.99673" calcext:value-type="float">
            <text:p>0.99673</text:p>
          </table:table-cell>
          <table:table-cell office:value-type="float" office:value="0.993505" calcext:value-type="float">
            <text:p>0.993505</text:p>
          </table:table-cell>
          <table:table-cell office:value-type="float" office:value="0.00307556" calcext:value-type="float">
            <text:p>0.00307556</text:p>
          </table:table-cell>
          <table:table-cell office:value-type="float" office:value="0.000442096" calcext:value-type="float">
            <text:p>0.0004420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5" calcext:value-type="float">
            <text:p>2.15</text:p>
          </table:table-cell>
          <table:table-cell office:value-type="float" office:value="-3.16578" calcext:value-type="float">
            <text:p>-3.16578</text:p>
          </table:table-cell>
          <table:table-cell office:value-type="float" office:value="0.0541978" calcext:value-type="float">
            <text:p>0.0541978</text:p>
          </table:table-cell>
          <table:table-cell office:value-type="float" office:value="10.0764" calcext:value-type="float">
            <text:p>10.0764</text:p>
          </table:table-cell>
          <table:table-cell office:value-type="float" office:value="103.626" calcext:value-type="float">
            <text:p>103.626</text:p>
          </table:table-cell>
          <table:table-cell office:value-type="float" office:value="0.814687" calcext:value-type="float">
            <text:p>0.814687</text:p>
          </table:table-cell>
          <table:table-cell office:value-type="float" office:value="0.672986" calcext:value-type="float">
            <text:p>0.672986</text:p>
          </table:table-cell>
          <table:table-cell office:value-type="float" office:value="0.473494" calcext:value-type="float">
            <text:p>0.473494</text:p>
          </table:table-cell>
          <table:table-cell office:value-type="float" office:value="2.491" calcext:value-type="float">
            <text:p>2.491</text:p>
          </table:table-cell>
          <table:table-cell office:value-type="float" office:value="0.0117248" calcext:value-type="float">
            <text:p>0.01172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-3.09406" calcext:value-type="float">
            <text:p>-3.09406</text:p>
          </table:table-cell>
          <table:table-cell office:value-type="float" office:value="0.0570991" calcext:value-type="float">
            <text:p>0.0570991</text:p>
          </table:table-cell>
          <table:table-cell office:value-type="float" office:value="9.63032" calcext:value-type="float">
            <text:p>9.63032</text:p>
          </table:table-cell>
          <table:table-cell office:value-type="float" office:value="94.914" calcext:value-type="float">
            <text:p>94.914</text:p>
          </table:table-cell>
          <table:table-cell office:value-type="float" office:value="0.79084" calcext:value-type="float">
            <text:p>0.79084</text:p>
          </table:table-cell>
          <table:table-cell office:value-type="float" office:value="0.634733" calcext:value-type="float">
            <text:p>0.634733</text:p>
          </table:table-cell>
          <table:table-cell office:value-type="float" office:value="0.424411" calcext:value-type="float">
            <text:p>0.424411</text:p>
          </table:table-cell>
          <table:table-cell office:value-type="float" office:value="3.16761" calcext:value-type="float">
            <text:p>3.16761</text:p>
          </table:table-cell>
          <table:table-cell office:value-type="float" office:value="0.0117973" calcext:value-type="float">
            <text:p>0.01179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office:value-type="float" office:value="-2.96656" calcext:value-type="float">
            <text:p>-2.96656</text:p>
          </table:table-cell>
          <table:table-cell office:value-type="float" office:value="0.0683257" calcext:value-type="float">
            <text:p>0.0683257</text:p>
          </table:table-cell>
          <table:table-cell office:value-type="float" office:value="8.86882" calcext:value-type="float">
            <text:p>8.86882</text:p>
          </table:table-cell>
          <table:table-cell office:value-type="float" office:value="81.052" calcext:value-type="float">
            <text:p>81.052</text:p>
          </table:table-cell>
          <table:table-cell office:value-type="float" office:value="0.748438" calcext:value-type="float">
            <text:p>0.748438</text:p>
          </table:table-cell>
          <table:table-cell office:value-type="float" office:value="0.57428" calcext:value-type="float">
            <text:p>0.57428</text:p>
          </table:table-cell>
          <table:table-cell office:value-type="float" office:value="0.35646" calcext:value-type="float">
            <text:p>0.35646</text:p>
          </table:table-cell>
          <table:table-cell office:value-type="float" office:value="4.92862" calcext:value-type="float">
            <text:p>4.92862</text:p>
          </table:table-cell>
          <table:table-cell office:value-type="float" office:value="0.0134964" calcext:value-type="float">
            <text:p>0.01349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-2.76594" calcext:value-type="float">
            <text:p>-2.76594</text:p>
          </table:table-cell>
          <table:table-cell office:value-type="float" office:value="0.0846116" calcext:value-type="float">
            <text:p>0.0846116</text:p>
          </table:table-cell>
          <table:table-cell office:value-type="float" office:value="7.73502" calcext:value-type="float">
            <text:p>7.73502</text:p>
          </table:table-cell>
          <table:table-cell office:value-type="float" office:value="62.4663" calcext:value-type="float">
            <text:p>62.4663</text:p>
          </table:table-cell>
          <table:table-cell office:value-type="float" office:value="0.641172" calcext:value-type="float">
            <text:p>0.641172</text:p>
          </table:table-cell>
          <table:table-cell office:value-type="float" office:value="0.444109" calcext:value-type="float">
            <text:p>0.444109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6.94952" calcext:value-type="float">
            <text:p>6.94952</text:p>
          </table:table-cell>
          <table:table-cell office:value-type="float" office:value="0.0159946" calcext:value-type="float">
            <text:p>0.01599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5" calcext:value-type="float">
            <text:p>2.35</text:p>
          </table:table-cell>
          <table:table-cell office:value-type="float" office:value="-2.48445" calcext:value-type="float">
            <text:p>-2.48445</text:p>
          </table:table-cell>
          <table:table-cell office:value-type="float" office:value="0.0618067" calcext:value-type="float">
            <text:p>0.0618067</text:p>
          </table:table-cell>
          <table:table-cell office:value-type="float" office:value="6.23431" calcext:value-type="float">
            <text:p>6.23431</text:p>
          </table:table-cell>
          <table:table-cell office:value-type="float" office:value="40.4672" calcext:value-type="float">
            <text:p>40.4672</text:p>
          </table:table-cell>
          <table:table-cell office:value-type="float" office:value="0.381055" calcext:value-type="float">
            <text:p>0.381055</text:p>
          </table:table-cell>
          <table:table-cell office:value-type="float" office:value="0.200368" calcext:value-type="float">
            <text:p>0.200368</text:p>
          </table:table-cell>
          <table:table-cell office:value-type="float" office:value="0.0773925" calcext:value-type="float">
            <text:p>0.0773925</text:p>
          </table:table-cell>
          <table:table-cell office:value-type="float" office:value="17.13" calcext:value-type="float">
            <text:p>17.13</text:p>
          </table:table-cell>
          <table:table-cell office:value-type="float" office:value="0.0111918" calcext:value-type="float">
            <text:p>0.01119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office:value-type="float" office:value="-2.08227" calcext:value-type="float">
            <text:p>-2.08227</text:p>
          </table:table-cell>
          <table:table-cell office:value-type="float" office:value="0.0401714" calcext:value-type="float">
            <text:p>0.0401714</text:p>
          </table:table-cell>
          <table:table-cell office:value-type="float" office:value="4.376" calcext:value-type="float">
            <text:p>4.376</text:p>
          </table:table-cell>
          <table:table-cell office:value-type="float" office:value="19.8564" calcext:value-type="float">
            <text:p>19.8564</text:p>
          </table:table-cell>
          <table:table-cell office:value-type="float" office:value="0.230996" calcext:value-type="float">
            <text:p>0.230996</text:p>
          </table:table-cell>
          <table:table-cell office:value-type="float" office:value="0.0775278" calcext:value-type="float">
            <text:p>0.0775278</text:p>
          </table:table-cell>
          <table:table-cell office:value-type="float" office:value="0.0140358" calcext:value-type="float">
            <text:p>0.0140358</text:p>
          </table:table-cell>
          <table:table-cell office:value-type="float" office:value="15.6063" calcext:value-type="float">
            <text:p>15.6063</text:p>
          </table:table-cell>
          <table:table-cell office:value-type="float" office:value="0.00594252" calcext:value-type="float">
            <text:p>0.005942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-1.30016" calcext:value-type="float">
            <text:p>-1.30016</text:p>
          </table:table-cell>
          <table:table-cell office:value-type="float" office:value="0.0309687" calcext:value-type="float">
            <text:p>0.0309687</text:p>
          </table:table-cell>
          <table:table-cell office:value-type="float" office:value="1.72137" calcext:value-type="float">
            <text:p>1.72137</text:p>
          </table:table-cell>
          <table:table-cell office:value-type="float" office:value="3.18232" calcext:value-type="float">
            <text:p>3.18232</text:p>
          </table:table-cell>
          <table:table-cell office:value-type="float" office:value="0.104297" calcext:value-type="float">
            <text:p>0.104297</text:p>
          </table:table-cell>
          <table:table-cell office:value-type="float" office:value="0.0180549" calcext:value-type="float">
            <text:p>0.0180549</text:p>
          </table:table-cell>
          <table:table-cell office:value-type="float" office:value="0.00104777" calcext:value-type="float">
            <text:p>0.00104777</text:p>
          </table:table-cell>
          <table:table-cell office:value-type="float" office:value="5.1234" calcext:value-type="float">
            <text:p>5.1234</text:p>
          </table:table-cell>
          <table:table-cell office:value-type="float" office:value="0.00238956" calcext:value-type="float">
            <text:p>0.002389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-0.945156" calcext:value-type="float">
            <text:p>-0.945156</text:p>
          </table:table-cell>
          <table:table-cell office:value-type="float" office:value="0.0258672" calcext:value-type="float">
            <text:p>0.0258672</text:p>
          </table:table-cell>
          <table:table-cell office:value-type="float" office:value="0.919188" calcext:value-type="float">
            <text:p>0.919188</text:p>
          </table:table-cell>
          <table:table-cell office:value-type="float" office:value="0.939293" calcext:value-type="float">
            <text:p>0.939293</text:p>
          </table:table-cell>
          <table:table-cell office:value-type="float" office:value="0.0719727" calcext:value-type="float">
            <text:p>0.0719727</text:p>
          </table:table-cell>
          <table:table-cell office:value-type="float" office:value="0.0083208" calcext:value-type="float">
            <text:p>0.0083208</text:p>
          </table:table-cell>
          <table:table-cell office:value-type="float" office:value="0.000206085" calcext:value-type="float">
            <text:p>0.000206085</text:p>
          </table:table-cell>
          <table:table-cell office:value-type="float" office:value="2.7748" calcext:value-type="float">
            <text:p>2.7748</text:p>
          </table:table-cell>
          <table:table-cell office:value-type="float" office:value="0.00122246" calcext:value-type="float">
            <text:p>0.00122246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-3.98773" calcext:value-type="float">
            <text:p>-3.98773</text:p>
          </table:table-cell>
          <table:table-cell office:value-type="float" office:value="0.000499554" calcext:value-type="float">
            <text:p>0.000499554</text:p>
          </table:table-cell>
          <table:table-cell office:value-type="float" office:value="15.9025" calcext:value-type="float">
            <text:p>15.9025</text:p>
          </table:table-cell>
          <table:table-cell office:value-type="float" office:value="252.922" calcext:value-type="float">
            <text:p>252.922</text:p>
          </table:table-cell>
          <table:table-cell office:value-type="float" office:value="0.998447" calcext:value-type="float">
            <text:p>0.998447</text:p>
          </table:table-cell>
          <table:table-cell office:value-type="float" office:value="0.996905" calcext:value-type="float">
            <text:p>0.996905</text:p>
          </table:table-cell>
          <table:table-cell office:value-type="float" office:value="0.993852" calcext:value-type="float">
            <text:p>0.993852</text:p>
          </table:table-cell>
          <table:table-cell office:value-type="float" office:value="0.00336974" calcext:value-type="float">
            <text:p>0.00336974</text:p>
          </table:table-cell>
          <table:table-cell office:value-type="float" office:value="0.000412855" calcext:value-type="float">
            <text:p>0.0004128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15" calcext:value-type="float">
            <text:p>2.15</text:p>
          </table:table-cell>
          <table:table-cell office:value-type="float" office:value="-3.22723" calcext:value-type="float">
            <text:p>-3.22723</text:p>
          </table:table-cell>
          <table:table-cell office:value-type="float" office:value="0.0441111" calcext:value-type="float">
            <text:p>0.0441111</text:p>
          </table:table-cell>
          <table:table-cell office:value-type="float" office:value="10.4591" calcext:value-type="float">
            <text:p>10.4591</text:p>
          </table:table-cell>
          <table:table-cell office:value-type="float" office:value="111.168" calcext:value-type="float">
            <text:p>111.168</text:p>
          </table:table-cell>
          <table:table-cell office:value-type="float" office:value="0.84709" calcext:value-type="float">
            <text:p>0.84709</text:p>
          </table:table-cell>
          <table:table-cell office:value-type="float" office:value="0.723045" calcext:value-type="float">
            <text:p>0.723045</text:p>
          </table:table-cell>
          <table:table-cell office:value-type="float" office:value="0.536237" calcext:value-type="float">
            <text:p>0.536237</text:p>
          </table:table-cell>
          <table:table-cell office:value-type="float" office:value="1.73787" calcext:value-type="float">
            <text:p>1.73787</text:p>
          </table:table-cell>
          <table:table-cell office:value-type="float" office:value="0.00954268" calcext:value-type="float">
            <text:p>0.009542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 office:value-type="float" office:value="-3.14383" calcext:value-type="float">
            <text:p>-3.14383</text:p>
          </table:table-cell>
          <table:table-cell office:value-type="float" office:value="0.0487932" calcext:value-type="float">
            <text:p>0.0487932</text:p>
          </table:table-cell>
          <table:table-cell office:value-type="float" office:value="9.93245" calcext:value-type="float">
            <text:p>9.93245</text:p>
          </table:table-cell>
          <table:table-cell office:value-type="float" office:value="100.574" calcext:value-type="float">
            <text:p>100.574</text:p>
          </table:table-cell>
          <table:table-cell office:value-type="float" office:value="0.823906" calcext:value-type="float">
            <text:p>0.823906</text:p>
          </table:table-cell>
          <table:table-cell office:value-type="float" office:value="0.684309" calcext:value-type="float">
            <text:p>0.684309</text:p>
          </table:table-cell>
          <table:table-cell office:value-type="float" office:value="0.481871" calcext:value-type="float">
            <text:p>0.481871</text:p>
          </table:table-cell>
          <table:table-cell office:value-type="float" office:value="1.98522" calcext:value-type="float">
            <text:p>1.98522</text:p>
          </table:table-cell>
          <table:table-cell office:value-type="float" office:value="0.0100812" calcext:value-type="float">
            <text:p>0.0100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-2.89684" calcext:value-type="float">
            <text:p>-2.89684</text:p>
          </table:table-cell>
          <table:table-cell office:value-type="float" office:value="0.088622" calcext:value-type="float">
            <text:p>0.088622</text:p>
          </table:table-cell>
          <table:table-cell office:value-type="float" office:value="8.48028" calcext:value-type="float">
            <text:p>8.48028</text:p>
          </table:table-cell>
          <table:table-cell office:value-type="float" office:value="74.8465" calcext:value-type="float">
            <text:p>74.8465</text:p>
          </table:table-cell>
          <table:table-cell office:value-type="float" office:value="0.659141" calcext:value-type="float">
            <text:p>0.659141</text:p>
          </table:table-cell>
          <table:table-cell office:value-type="float" office:value="0.486515" calcext:value-type="float">
            <text:p>0.486515</text:p>
          </table:table-cell>
          <table:table-cell office:value-type="float" office:value="0.295917" calcext:value-type="float">
            <text:p>0.295917</text:p>
          </table:table-cell>
          <table:table-cell office:value-type="float" office:value="8.82571" calcext:value-type="float">
            <text:p>8.82571</text:p>
          </table:table-cell>
          <table:table-cell office:value-type="float" office:value="0.0175056" calcext:value-type="float">
            <text:p>0.01750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.3</text:p>
          </table:table-cell>
          <table:table-cell office:value-type="float" office:value="-2.87625" calcext:value-type="float">
            <text:p>-2.87625</text:p>
          </table:table-cell>
          <table:table-cell office:value-type="float" office:value="0.0695641" calcext:value-type="float">
            <text:p>0.0695641</text:p>
          </table:table-cell>
          <table:table-cell office:value-type="float" office:value="8.34238" calcext:value-type="float">
            <text:p>8.34238</text:p>
          </table:table-cell>
          <table:table-cell office:value-type="float" office:value="71.8504" calcext:value-type="float">
            <text:p>71.8504</text:p>
          </table:table-cell>
          <table:table-cell office:value-type="float" office:value="0.713564" calcext:value-type="float">
            <text:p>0.713564</text:p>
          </table:table-cell>
          <table:table-cell office:value-type="float" office:value="0.534284" calcext:value-type="float">
            <text:p>0.534284</text:p>
          </table:table-cell>
          <table:table-cell office:value-type="float" office:value="0.320416" calcext:value-type="float">
            <text:p>0.320416</text:p>
          </table:table-cell>
          <table:table-cell office:value-type="float" office:value="5.47887" calcext:value-type="float">
            <text:p>5.47887</text:p>
          </table:table-cell>
          <table:table-cell office:value-type="float" office:value="0.0131501" calcext:value-type="float">
            <text:p>0.01315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5" calcext:value-type="float">
            <text:p>2.35</text:p>
          </table:table-cell>
          <table:table-cell office:value-type="float" office:value="-2.62855" calcext:value-type="float">
            <text:p>-2.62855</text:p>
          </table:table-cell>
          <table:table-cell office:value-type="float" office:value="0.0812963" calcext:value-type="float">
            <text:p>0.0812963</text:p>
          </table:table-cell>
          <table:table-cell office:value-type="float" office:value="6.9906" calcext:value-type="float">
            <text:p>6.9906</text:p>
          </table:table-cell>
          <table:table-cell office:value-type="float" office:value="51.141" calcext:value-type="float">
            <text:p>51.141</text:p>
          </table:table-cell>
          <table:table-cell office:value-type="float" office:value="0.533135" calcext:value-type="float">
            <text:p>0.533135</text:p>
          </table:table-cell>
          <table:table-cell office:value-type="float" office:value="0.335498" calcext:value-type="float">
            <text:p>0.335498</text:p>
          </table:table-cell>
          <table:table-cell office:value-type="float" office:value="0.159579" calcext:value-type="float">
            <text:p>0.159579</text:p>
          </table:table-cell>
          <table:table-cell office:value-type="float" office:value="10.4613" calcext:value-type="float">
            <text:p>10.4613</text:p>
          </table:table-cell>
          <table:table-cell office:value-type="float" office:value="0.0147209" calcext:value-type="float">
            <text:p>0.01472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.6</text:p>
          </table:table-cell>
          <table:table-cell office:value-type="float" office:value="-2.03828" calcext:value-type="float">
            <text:p>-2.03828</text:p>
          </table:table-cell>
          <table:table-cell office:value-type="float" office:value="0.0458033" calcext:value-type="float">
            <text:p>0.0458033</text:p>
          </table:table-cell>
          <table:table-cell office:value-type="float" office:value="4.20039" calcext:value-type="float">
            <text:p>4.20039</text:p>
          </table:table-cell>
          <table:table-cell office:value-type="float" office:value="18.432" calcext:value-type="float">
            <text:p>18.432</text:p>
          </table:table-cell>
          <table:table-cell office:value-type="float" office:value="0.241318" calcext:value-type="float">
            <text:p>0.241318</text:p>
          </table:table-cell>
          <table:table-cell office:value-type="float" office:value="0.0850561" calcext:value-type="float">
            <text:p>0.0850561</text:p>
          </table:table-cell>
          <table:table-cell office:value-type="float" office:value="0.0176492" calcext:value-type="float">
            <text:p>0.0176492</text:p>
          </table:table-cell>
          <table:table-cell office:value-type="float" office:value="13.9455" calcext:value-type="float">
            <text:p>13.9455</text:p>
          </table:table-cell>
          <table:table-cell office:value-type="float" office:value="0.00677564" calcext:value-type="float">
            <text:p>0.006775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.6</text:p>
          </table:table-cell>
          <table:table-cell office:value-type="float" office:value="-1.28008" calcext:value-type="float">
            <text:p>-1.28008</text:p>
          </table:table-cell>
          <table:table-cell office:value-type="float" office:value="0.0265625" calcext:value-type="float">
            <text:p>0.0265625</text:p>
          </table:table-cell>
          <table:table-cell office:value-type="float" office:value="1.66516" calcext:value-type="float">
            <text:p>1.66516</text:p>
          </table:table-cell>
          <table:table-cell office:value-type="float" office:value="2.95437" calcext:value-type="float">
            <text:p>2.95437</text:p>
          </table:table-cell>
          <table:table-cell office:value-type="float" office:value="0.0964844" calcext:value-type="float">
            <text:p>0.0964844</text:p>
          </table:table-cell>
          <table:table-cell office:value-type="float" office:value="0.0147916" calcext:value-type="float">
            <text:p>0.0147916</text:p>
          </table:table-cell>
          <table:table-cell office:value-type="float" office:value="0.000657677" calcext:value-type="float">
            <text:p>0.000657677</text:p>
          </table:table-cell>
          <table:table-cell office:value-type="float" office:value="4.97147" calcext:value-type="float">
            <text:p>4.97147</text:p>
          </table:table-cell>
          <table:table-cell office:value-type="float" office:value="0.00204958" calcext:value-type="float">
            <text:p>0.002049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" calcext:value-type="float">
            <text:p>4.6</text:p>
          </table:table-cell>
          <table:table-cell office:value-type="float" office:value="-0.945742" calcext:value-type="float">
            <text:p>-0.945742</text:p>
          </table:table-cell>
          <table:table-cell office:value-type="float" office:value="0.0250553" calcext:value-type="float">
            <text:p>0.0250553</text:p>
          </table:table-cell>
          <table:table-cell office:value-type="float" office:value="0.919484" calcext:value-type="float">
            <text:p>0.919484</text:p>
          </table:table-cell>
          <table:table-cell office:value-type="float" office:value="0.936672" calcext:value-type="float">
            <text:p>0.936672</text:p>
          </table:table-cell>
          <table:table-cell office:value-type="float" office:value="0.0699414" calcext:value-type="float">
            <text:p>0.0699414</text:p>
          </table:table-cell>
          <table:table-cell office:value-type="float" office:value="0.00795635" calcext:value-type="float">
            <text:p>0.00795635</text:p>
          </table:table-cell>
          <table:table-cell office:value-type="float" office:value="0.000192506" calcext:value-type="float">
            <text:p>0.000192506</text:p>
          </table:table-cell>
          <table:table-cell office:value-type="float" office:value="3.25922" calcext:value-type="float">
            <text:p>3.25922</text:p>
          </table:table-cell>
          <table:table-cell office:value-type="float" office:value="0.00118409" calcext:value-type="float">
            <text:p>0.00118409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-3.98834" calcext:value-type="float">
            <text:p>-3.98834</text:p>
          </table:table-cell>
          <table:table-cell office:value-type="float" office:value="0.000490213" calcext:value-type="float">
            <text:p>0.000490213</text:p>
          </table:table-cell>
          <table:table-cell office:value-type="float" office:value="15.9073" calcext:value-type="float">
            <text:p>15.9073</text:p>
          </table:table-cell>
          <table:table-cell office:value-type="float" office:value="253.075" calcext:value-type="float">
            <text:p>253.075</text:p>
          </table:table-cell>
          <table:table-cell office:value-type="float" office:value="0.998501" calcext:value-type="float">
            <text:p>0.998501</text:p>
          </table:table-cell>
          <table:table-cell office:value-type="float" office:value="0.997013" calcext:value-type="float">
            <text:p>0.997013</text:p>
          </table:table-cell>
          <table:table-cell office:value-type="float" office:value="0.994067" calcext:value-type="float">
            <text:p>0.994067</text:p>
          </table:table-cell>
          <table:table-cell office:value-type="float" office:value="0.00342319" calcext:value-type="float">
            <text:p>0.00342319</text:p>
          </table:table-cell>
          <table:table-cell office:value-type="float" office:value="0.000405134" calcext:value-type="float">
            <text:p>0.0004051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5" calcext:value-type="float">
            <text:p>2.15</text:p>
          </table:table-cell>
          <table:table-cell office:value-type="float" office:value="-3.19482" calcext:value-type="float">
            <text:p>-3.19482</text:p>
          </table:table-cell>
          <table:table-cell office:value-type="float" office:value="0.0585533" calcext:value-type="float">
            <text:p>0.0585533</text:p>
          </table:table-cell>
          <table:table-cell office:value-type="float" office:value="10.2655" calcext:value-type="float">
            <text:p>10.2655</text:p>
          </table:table-cell>
          <table:table-cell office:value-type="float" office:value="107.688" calcext:value-type="float">
            <text:p>107.688</text:p>
          </table:table-cell>
          <table:table-cell office:value-type="float" office:value="0.815107" calcext:value-type="float">
            <text:p>0.815107</text:p>
          </table:table-cell>
          <table:table-cell office:value-type="float" office:value="0.680021" calcext:value-type="float">
            <text:p>0.680021</text:p>
          </table:table-cell>
          <table:table-cell office:value-type="float" office:value="0.489618" calcext:value-type="float">
            <text:p>0.489618</text:p>
          </table:table-cell>
          <table:table-cell office:value-type="float" office:value="3.03528" calcext:value-type="float">
            <text:p>3.03528</text:p>
          </table:table-cell>
          <table:table-cell office:value-type="float" office:value="0.012667" calcext:value-type="float">
            <text:p>0.012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-3.05811" calcext:value-type="float">
            <text:p>-3.05811</text:p>
          </table:table-cell>
          <table:table-cell office:value-type="float" office:value="0.0744515" calcext:value-type="float">
            <text:p>0.0744515</text:p>
          </table:table-cell>
          <table:table-cell office:value-type="float" office:value="9.42646" calcext:value-type="float">
            <text:p>9.42646</text:p>
          </table:table-cell>
          <table:table-cell office:value-type="float" office:value="91.5743" calcext:value-type="float">
            <text:p>91.5743</text:p>
          </table:table-cell>
          <table:table-cell office:value-type="float" office:value="0.759976" calcext:value-type="float">
            <text:p>0.759976</text:p>
          </table:table-cell>
          <table:table-cell office:value-type="float" office:value="0.604859" calcext:value-type="float">
            <text:p>0.604859</text:p>
          </table:table-cell>
          <table:table-cell office:value-type="float" office:value="0.40524" calcext:value-type="float">
            <text:p>0.40524</text:p>
          </table:table-cell>
          <table:table-cell office:value-type="float" office:value="3.70022" calcext:value-type="float">
            <text:p>3.70022</text:p>
          </table:table-cell>
          <table:table-cell office:value-type="float" office:value="0.0153825" calcext:value-type="float">
            <text:p>0.01538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office:value-type="float" office:value="-2.97197" calcext:value-type="float">
            <text:p>-2.97197</text:p>
          </table:table-cell>
          <table:table-cell office:value-type="float" office:value="0.0646274" calcext:value-type="float">
            <text:p>0.0646274</text:p>
          </table:table-cell>
          <table:table-cell office:value-type="float" office:value="8.89725" calcext:value-type="float">
            <text:p>8.89725</text:p>
          </table:table-cell>
          <table:table-cell office:value-type="float" office:value="81.3956" calcext:value-type="float">
            <text:p>81.3956</text:p>
          </table:table-cell>
          <table:table-cell office:value-type="float" office:value="0.749253" calcext:value-type="float">
            <text:p>0.749253</text:p>
          </table:table-cell>
          <table:table-cell office:value-type="float" office:value="0.578257" calcext:value-type="float">
            <text:p>0.578257</text:p>
          </table:table-cell>
          <table:table-cell office:value-type="float" office:value="0.362451" calcext:value-type="float">
            <text:p>0.362451</text:p>
          </table:table-cell>
          <table:table-cell office:value-type="float" office:value="4.02885" calcext:value-type="float">
            <text:p>4.02885</text:p>
          </table:table-cell>
          <table:table-cell office:value-type="float" office:value="0.0127659" calcext:value-type="float">
            <text:p>0.01276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-2.7999" calcext:value-type="float">
            <text:p>-2.7999</text:p>
          </table:table-cell>
          <table:table-cell office:value-type="float" office:value="0.0902043" calcext:value-type="float">
            <text:p>0.0902043</text:p>
          </table:table-cell>
          <table:table-cell office:value-type="float" office:value="7.92966" calcext:value-type="float">
            <text:p>7.92966</text:p>
          </table:table-cell>
          <table:table-cell office:value-type="float" office:value="65.6784" calcext:value-type="float">
            <text:p>65.6784</text:p>
          </table:table-cell>
          <table:table-cell office:value-type="float" office:value="0.637876" calcext:value-type="float">
            <text:p>0.637876</text:p>
          </table:table-cell>
          <table:table-cell office:value-type="float" office:value="0.453238" calcext:value-type="float">
            <text:p>0.453238</text:p>
          </table:table-cell>
          <table:table-cell office:value-type="float" office:value="0.256219" calcext:value-type="float">
            <text:p>0.256219</text:p>
          </table:table-cell>
          <table:table-cell office:value-type="float" office:value="6.86708" calcext:value-type="float">
            <text:p>6.86708</text:p>
          </table:table-cell>
          <table:table-cell office:value-type="float" office:value="0.0170519" calcext:value-type="float">
            <text:p>0.01705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5" calcext:value-type="float">
            <text:p>2.35</text:p>
          </table:table-cell>
          <table:table-cell office:value-type="float" office:value="-2.63199" calcext:value-type="float">
            <text:p>-2.63199</text:p>
          </table:table-cell>
          <table:table-cell office:value-type="float" office:value="0.096871" calcext:value-type="float">
            <text:p>0.096871</text:p>
          </table:table-cell>
          <table:table-cell office:value-type="float" office:value="7.02425" calcext:value-type="float">
            <text:p>7.02425</text:p>
          </table:table-cell>
          <table:table-cell office:value-type="float" office:value="51.9991" calcext:value-type="float">
            <text:p>51.9991</text:p>
          </table:table-cell>
          <table:table-cell office:value-type="float" office:value="0.550376" calcext:value-type="float">
            <text:p>0.550376</text:p>
          </table:table-cell>
          <table:table-cell office:value-type="float" office:value="0.360289" calcext:value-type="float">
            <text:p>0.360289</text:p>
          </table:table-cell>
          <table:table-cell office:value-type="float" office:value="0.181629" calcext:value-type="float">
            <text:p>0.181629</text:p>
          </table:table-cell>
          <table:table-cell office:value-type="float" office:value="8.59683" calcext:value-type="float">
            <text:p>8.59683</text:p>
          </table:table-cell>
          <table:table-cell office:value-type="float" office:value="0.0175412" calcext:value-type="float">
            <text:p>0.01754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-2.09697" calcext:value-type="float">
            <text:p>-2.09697</text:p>
          </table:table-cell>
          <table:table-cell office:value-type="float" office:value="0.0571311" calcext:value-type="float">
            <text:p>0.0571311</text:p>
          </table:table-cell>
          <table:table-cell office:value-type="float" office:value="4.45443" calcext:value-type="float">
            <text:p>4.45443</text:p>
          </table:table-cell>
          <table:table-cell office:value-type="float" office:value="20.8713" calcext:value-type="float">
            <text:p>20.8713</text:p>
          </table:table-cell>
          <table:table-cell office:value-type="float" office:value="0.274878" calcext:value-type="float">
            <text:p>0.274878</text:p>
          </table:table-cell>
          <table:table-cell office:value-type="float" office:value="0.105458" calcext:value-type="float">
            <text:p>0.105458</text:p>
          </table:table-cell>
          <table:table-cell office:value-type="float" office:value="0.0233482" calcext:value-type="float">
            <text:p>0.0233482</text:p>
          </table:table-cell>
          <table:table-cell office:value-type="float" office:value="13.0927" calcext:value-type="float">
            <text:p>13.0927</text:p>
          </table:table-cell>
          <table:table-cell office:value-type="float" office:value="0.00845134" calcext:value-type="float">
            <text:p>0.008451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-1.28166" calcext:value-type="float">
            <text:p>-1.28166</text:p>
          </table:table-cell>
          <table:table-cell office:value-type="float" office:value="0.0304281" calcext:value-type="float">
            <text:p>0.0304281</text:p>
          </table:table-cell>
          <table:table-cell office:value-type="float" office:value="1.67308" calcext:value-type="float">
            <text:p>1.67308</text:p>
          </table:table-cell>
          <table:table-cell office:value-type="float" office:value="3.00213" calcext:value-type="float">
            <text:p>3.00213</text:p>
          </table:table-cell>
          <table:table-cell office:value-type="float" office:value="0.0983643" calcext:value-type="float">
            <text:p>0.0983643</text:p>
          </table:table-cell>
          <table:table-cell office:value-type="float" office:value="0.0153327" calcext:value-type="float">
            <text:p>0.0153327</text:p>
          </table:table-cell>
          <table:table-cell office:value-type="float" office:value="0.000683242" calcext:value-type="float">
            <text:p>0.000683242</text:p>
          </table:table-cell>
          <table:table-cell office:value-type="float" office:value="4.79929" calcext:value-type="float">
            <text:p>4.79929</text:p>
          </table:table-cell>
          <table:table-cell office:value-type="float" office:value="0.00234785" calcext:value-type="float">
            <text:p>0.002347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-0.949297" calcext:value-type="float">
            <text:p>-0.949297</text:p>
          </table:table-cell>
          <table:table-cell office:value-type="float" office:value="0.0252604" calcext:value-type="float">
            <text:p>0.0252604</text:p>
          </table:table-cell>
          <table:table-cell office:value-type="float" office:value="0.926425" calcext:value-type="float">
            <text:p>0.926425</text:p>
          </table:table-cell>
          <table:table-cell office:value-type="float" office:value="0.952076" calcext:value-type="float">
            <text:p>0.952076</text:p>
          </table:table-cell>
          <table:table-cell office:value-type="float" office:value="0.0724756" calcext:value-type="float">
            <text:p>0.0724756</text:p>
          </table:table-cell>
          <table:table-cell office:value-type="float" office:value="0.00827278" calcext:value-type="float">
            <text:p>0.00827278</text:p>
          </table:table-cell>
          <table:table-cell office:value-type="float" office:value="0.000205042" calcext:value-type="float">
            <text:p>0.000205042</text:p>
          </table:table-cell>
          <table:table-cell office:value-type="float" office:value="2.98071" calcext:value-type="float">
            <text:p>2.98071</text:p>
          </table:table-cell>
          <table:table-cell office:value-type="float" office:value="0.00119378" calcext:value-type="float">
            <text:p>0.00119378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-3.98742" calcext:value-type="float">
            <text:p>-3.98742</text:p>
          </table:table-cell>
          <table:table-cell office:value-type="float" office:value="0.000544525" calcext:value-type="float">
            <text:p>0.000544525</text:p>
          </table:table-cell>
          <table:table-cell office:value-type="float" office:value="15.9001" calcext:value-type="float">
            <text:p>15.9001</text:p>
          </table:table-cell>
          <table:table-cell office:value-type="float" office:value="252.847" calcext:value-type="float">
            <text:p>252.847</text:p>
          </table:table-cell>
          <table:table-cell office:value-type="float" office:value="0.998376" calcext:value-type="float">
            <text:p>0.998376</text:p>
          </table:table-cell>
          <table:table-cell office:value-type="float" office:value="0.996765" calcext:value-type="float">
            <text:p>0.996765</text:p>
          </table:table-cell>
          <table:table-cell office:value-type="float" office:value="0.993578" calcext:value-type="float">
            <text:p>0.993578</text:p>
          </table:table-cell>
          <table:table-cell office:value-type="float" office:value="0.00372111" calcext:value-type="float">
            <text:p>0.00372111</text:p>
          </table:table-cell>
          <table:table-cell office:value-type="float" office:value="0.000450021" calcext:value-type="float">
            <text:p>0.0004500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5" calcext:value-type="float">
            <text:p>2.15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0.051712" calcext:value-type="float">
            <text:p>0.051712</text:p>
          </table:table-cell>
          <table:table-cell office:value-type="float" office:value="10.3752" calcext:value-type="float">
            <text:p>10.3752</text:p>
          </table:table-cell>
          <table:table-cell office:value-type="float" office:value="109.729" calcext:value-type="float">
            <text:p>109.729</text:p>
          </table:table-cell>
          <table:table-cell office:value-type="float" office:value="0.834624" calcext:value-type="float">
            <text:p>0.834624</text:p>
          </table:table-cell>
          <table:table-cell office:value-type="float" office:value="0.703596" calcext:value-type="float">
            <text:p>0.703596</text:p>
          </table:table-cell>
          <table:table-cell office:value-type="float" office:value="0.511991" calcext:value-type="float">
            <text:p>0.511991</text:p>
          </table:table-cell>
          <table:table-cell office:value-type="float" office:value="2.18054" calcext:value-type="float">
            <text:p>2.18054</text:p>
          </table:table-cell>
          <table:table-cell office:value-type="float" office:value="0.011187" calcext:value-type="float">
            <text:p>0.0111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-3.0964" calcext:value-type="float">
            <text:p>-3.0964</text:p>
          </table:table-cell>
          <table:table-cell office:value-type="float" office:value="0.063931" calcext:value-type="float">
            <text:p>0.063931</text:p>
          </table:table-cell>
          <table:table-cell office:value-type="float" office:value="9.6516" calcext:value-type="float">
            <text:p>9.6516</text:p>
          </table:table-cell>
          <table:table-cell office:value-type="float" office:value="95.5258" calcext:value-type="float">
            <text:p>95.5258</text:p>
          </table:table-cell>
          <table:table-cell office:value-type="float" office:value="0.786677" calcext:value-type="float">
            <text:p>0.786677</text:p>
          </table:table-cell>
          <table:table-cell office:value-type="float" office:value="0.636653" calcext:value-type="float">
            <text:p>0.636653</text:p>
          </table:table-cell>
          <table:table-cell office:value-type="float" office:value="0.43525" calcext:value-type="float">
            <text:p>0.43525</text:p>
          </table:table-cell>
          <table:table-cell office:value-type="float" office:value="3.47143" calcext:value-type="float">
            <text:p>3.47143</text:p>
          </table:table-cell>
          <table:table-cell office:value-type="float" office:value="0.0132089" calcext:value-type="float">
            <text:p>0.013208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5" calcext:value-type="float">
            <text:p>2.25</text:p>
          </table:table-cell>
          <table:table-cell office:value-type="float" office:value="-2.95355" calcext:value-type="float">
            <text:p>-2.95355</text:p>
          </table:table-cell>
          <table:table-cell office:value-type="float" office:value="0.0741592" calcext:value-type="float">
            <text:p>0.0741592</text:p>
          </table:table-cell>
          <table:table-cell office:value-type="float" office:value="8.79764" calcext:value-type="float">
            <text:p>8.79764</text:p>
          </table:table-cell>
          <table:table-cell office:value-type="float" office:value="79.9262" calcext:value-type="float">
            <text:p>79.9262</text:p>
          </table:table-cell>
          <table:table-cell office:value-type="float" office:value="0.724441" calcext:value-type="float">
            <text:p>0.724441</text:p>
          </table:table-cell>
          <table:table-cell office:value-type="float" office:value="0.55661" calcext:value-type="float">
            <text:p>0.55661</text:p>
          </table:table-cell>
          <table:table-cell office:value-type="float" office:value="0.350521" calcext:value-type="float">
            <text:p>0.350521</text:p>
          </table:table-cell>
          <table:table-cell office:value-type="float" office:value="4.98525" calcext:value-type="float">
            <text:p>4.98525</text:p>
          </table:table-cell>
          <table:table-cell office:value-type="float" office:value="0.0146487" calcext:value-type="float">
            <text:p>0.01464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-2.78582" calcext:value-type="float">
            <text:p>-2.78582</text:p>
          </table:table-cell>
          <table:table-cell office:value-type="float" office:value="0.0927142" calcext:value-type="float">
            <text:p>0.0927142</text:p>
          </table:table-cell>
          <table:table-cell office:value-type="float" office:value="7.85351" calcext:value-type="float">
            <text:p>7.85351</text:p>
          </table:table-cell>
          <table:table-cell office:value-type="float" office:value="64.5297" calcext:value-type="float">
            <text:p>64.5297</text:p>
          </table:table-cell>
          <table:table-cell office:value-type="float" office:value="0.620117" calcext:value-type="float">
            <text:p>0.620117</text:p>
          </table:table-cell>
          <table:table-cell office:value-type="float" office:value="0.43647" calcext:value-type="float">
            <text:p>0.43647</text:p>
          </table:table-cell>
          <table:table-cell office:value-type="float" office:value="0.245795" calcext:value-type="float">
            <text:p>0.245795</text:p>
          </table:table-cell>
          <table:table-cell office:value-type="float" office:value="8.32722" calcext:value-type="float">
            <text:p>8.32722</text:p>
          </table:table-cell>
          <table:table-cell office:value-type="float" office:value="0.0175263" calcext:value-type="float">
            <text:p>0.01752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-2.63252" calcext:value-type="float">
            <text:p>-2.63252</text:p>
          </table:table-cell>
          <table:table-cell office:value-type="float" office:value="0.0909323" calcext:value-type="float">
            <text:p>0.0909323</text:p>
          </table:table-cell>
          <table:table-cell office:value-type="float" office:value="7.02109" calcext:value-type="float">
            <text:p>7.02109</text:p>
          </table:table-cell>
          <table:table-cell office:value-type="float" office:value="51.8485" calcext:value-type="float">
            <text:p>51.8485</text:p>
          </table:table-cell>
          <table:table-cell office:value-type="float" office:value="0.541331" calcext:value-type="float">
            <text:p>0.541331</text:p>
          </table:table-cell>
          <table:table-cell office:value-type="float" office:value="0.349562" calcext:value-type="float">
            <text:p>0.349562</text:p>
          </table:table-cell>
          <table:table-cell office:value-type="float" office:value="0.174722" calcext:value-type="float">
            <text:p>0.174722</text:p>
          </table:table-cell>
          <table:table-cell office:value-type="float" office:value="10.5832" calcext:value-type="float">
            <text:p>10.5832</text:p>
          </table:table-cell>
          <table:table-cell office:value-type="float" office:value="0.0164658" calcext:value-type="float">
            <text:p>0.01646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  <table:table-cell office:value-type="float" office:value="-2.04896" calcext:value-type="float">
            <text:p>-2.04896</text:p>
          </table:table-cell>
          <table:table-cell office:value-type="float" office:value="0.0514712" calcext:value-type="float">
            <text:p>0.0514712</text:p>
          </table:table-cell>
          <table:table-cell office:value-type="float" office:value="4.24973" calcext:value-type="float">
            <text:p>4.24973</text:p>
          </table:table-cell>
          <table:table-cell office:value-type="float" office:value="18.9537" calcext:value-type="float">
            <text:p>18.953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0826195" calcext:value-type="float">
            <text:p>0.0826195</text:p>
          </table:table-cell>
          <table:table-cell office:value-type="float" office:value="0.0163733" calcext:value-type="float">
            <text:p>0.0163733</text:p>
          </table:table-cell>
          <table:table-cell office:value-type="float" office:value="12.7291" calcext:value-type="float">
            <text:p>12.7291</text:p>
          </table:table-cell>
          <table:table-cell office:value-type="float" office:value="0.00761408" calcext:value-type="float">
            <text:p>0.007614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-1.27277" calcext:value-type="float">
            <text:p>-1.27277</text:p>
          </table:table-cell>
          <table:table-cell office:value-type="float" office:value="0.0299806" calcext:value-type="float">
            <text:p>0.0299806</text:p>
          </table:table-cell>
          <table:table-cell office:value-type="float" office:value="1.64993" calcext:value-type="float">
            <text:p>1.64993</text:p>
          </table:table-cell>
          <table:table-cell office:value-type="float" office:value="2.91969" calcext:value-type="float">
            <text:p>2.91969</text:p>
          </table:table-cell>
          <table:table-cell office:value-type="float" office:value="0.0952881" calcext:value-type="float">
            <text:p>0.0952881</text:p>
          </table:table-cell>
          <table:table-cell office:value-type="float" office:value="0.0140054" calcext:value-type="float">
            <text:p>0.0140054</text:p>
          </table:table-cell>
          <table:table-cell office:value-type="float" office:value="0.000577305" calcext:value-type="float">
            <text:p>0.000577305</text:p>
          </table:table-cell>
          <table:table-cell office:value-type="float" office:value="4.86102" calcext:value-type="float">
            <text:p>4.86102</text:p>
          </table:table-cell>
          <table:table-cell office:value-type="float" office:value="0.00231332" calcext:value-type="float">
            <text:p>0.002313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  <table:table-cell office:value-type="float" office:value="-0.941602" calcext:value-type="float">
            <text:p>-0.941602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912335" calcext:value-type="float">
            <text:p>0.912335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0726685" calcext:value-type="float">
            <text:p>0.0726685</text:p>
          </table:table-cell>
          <table:table-cell office:value-type="float" office:value="0.00836644" calcext:value-type="float">
            <text:p>0.00836644</text:p>
          </table:table-cell>
          <table:table-cell office:value-type="float" office:value="0.000209503" calcext:value-type="float">
            <text:p>0.000209503</text:p>
          </table:table-cell>
          <table:table-cell office:value-type="float" office:value="3.00228" calcext:value-type="float">
            <text:p>3.00228</text:p>
          </table:table-cell>
          <table:table-cell office:value-type="float" office:value="0.00121558" calcext:value-type="float">
            <text:p>0.00121558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-3.98776" calcext:value-type="float">
            <text:p>-3.98776</text:p>
          </table:table-cell>
          <table:table-cell office:value-type="float" office:value="0.000516071" calcext:value-type="float">
            <text:p>0.000516071</text:p>
          </table:table-cell>
          <table:table-cell office:value-type="float" office:value="15.9027" calcext:value-type="float">
            <text:p>15.9027</text:p>
          </table:table-cell>
          <table:table-cell office:value-type="float" office:value="252.929" calcext:value-type="float">
            <text:p>252.929</text:p>
          </table:table-cell>
          <table:table-cell office:value-type="float" office:value="0.998414" calcext:value-type="float">
            <text:p>0.998414</text:p>
          </table:table-cell>
          <table:table-cell office:value-type="float" office:value="0.99684" calcext:value-type="float">
            <text:p>0.99684</text:p>
          </table:table-cell>
          <table:table-cell office:value-type="float" office:value="0.993727" calcext:value-type="float">
            <text:p>0.993727</text:p>
          </table:table-cell>
          <table:table-cell office:value-type="float" office:value="0.00363896" calcext:value-type="float">
            <text:p>0.00363896</text:p>
          </table:table-cell>
          <table:table-cell office:value-type="float" office:value="0.000426505" calcext:value-type="float">
            <text:p>0.0004265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5" calcext:value-type="float">
            <text:p>2.15</text:p>
          </table:table-cell>
          <table:table-cell office:value-type="float" office:value="-3.23661" calcext:value-type="float">
            <text:p>-3.23661</text:p>
          </table:table-cell>
          <table:table-cell office:value-type="float" office:value="0.0477407" calcext:value-type="float">
            <text:p>0.0477407</text:p>
          </table:table-cell>
          <table:table-cell office:value-type="float" office:value="10.5234" calcext:value-type="float">
            <text:p>10.5234</text:p>
          </table:table-cell>
          <table:table-cell office:value-type="float" office:value="112.704" calcext:value-type="float">
            <text:p>112.704</text:p>
          </table:table-cell>
          <table:table-cell office:value-type="float" office:value="0.844091" calcext:value-type="float">
            <text:p>0.844091</text:p>
          </table:table-cell>
          <table:table-cell office:value-type="float" office:value="0.718895" calcext:value-type="float">
            <text:p>0.718895</text:p>
          </table:table-cell>
          <table:table-cell office:value-type="float" office:value="0.53225" calcext:value-type="float">
            <text:p>0.53225</text:p>
          </table:table-cell>
          <table:table-cell office:value-type="float" office:value="1.96245" calcext:value-type="float">
            <text:p>1.96245</text:p>
          </table:table-cell>
          <table:table-cell office:value-type="float" office:value="0.0103279" calcext:value-type="float">
            <text:p>0.010327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float" office:value="-3.09923" calcext:value-type="float">
            <text:p>-3.09923</text:p>
          </table:table-cell>
          <table:table-cell office:value-type="float" office:value="0.0630327" calcext:value-type="float">
            <text:p>0.0630327</text:p>
          </table:table-cell>
          <table:table-cell office:value-type="float" office:value="9.66828" calcext:value-type="float">
            <text:p>9.66828</text:p>
          </table:table-cell>
          <table:table-cell office:value-type="float" office:value="95.8224" calcext:value-type="float">
            <text:p>95.8224</text:p>
          </table:table-cell>
          <table:table-cell office:value-type="float" office:value="0.792168" calcext:value-type="float">
            <text:p>0.792168</text:p>
          </table:table-cell>
          <table:table-cell office:value-type="float" office:value="0.644382" calcext:value-type="float">
            <text:p>0.644382</text:p>
          </table:table-cell>
          <table:table-cell office:value-type="float" office:value="0.441846" calcext:value-type="float">
            <text:p>0.441846</text:p>
          </table:table-cell>
          <table:table-cell office:value-type="float" office:value="2.85321" calcext:value-type="float">
            <text:p>2.85321</text:p>
          </table:table-cell>
          <table:table-cell office:value-type="float" office:value="0.0130233" calcext:value-type="float">
            <text:p>0.01302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  <table:table-cell office:value-type="float" office:value="-2.93094" calcext:value-type="float">
            <text:p>-2.93094</text:p>
          </table:table-cell>
          <table:table-cell office:value-type="float" office:value="0.0801763" calcext:value-type="float">
            <text:p>0.0801763</text:p>
          </table:table-cell>
          <table:table-cell office:value-type="float" office:value="8.6706" calcext:value-type="float">
            <text:p>8.6706</text:p>
          </table:table-cell>
          <table:table-cell office:value-type="float" office:value="77.8469" calcext:value-type="float">
            <text:p>77.8469</text:p>
          </table:table-cell>
          <table:table-cell office:value-type="float" office:value="0.709821" calcext:value-type="float">
            <text:p>0.709821</text:p>
          </table:table-cell>
          <table:table-cell office:value-type="float" office:value="0.536292" calcext:value-type="float">
            <text:p>0.536292</text:p>
          </table:table-cell>
          <table:table-cell office:value-type="float" office:value="0.330397" calcext:value-type="float">
            <text:p>0.330397</text:p>
          </table:table-cell>
          <table:table-cell office:value-type="float" office:value="5.85855" calcext:value-type="float">
            <text:p>5.85855</text:p>
          </table:table-cell>
          <table:table-cell office:value-type="float" office:value="0.0158373" calcext:value-type="float">
            <text:p>0.01583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-2.77667" calcext:value-type="float">
            <text:p>-2.77667</text:p>
          </table:table-cell>
          <table:table-cell office:value-type="float" office:value="0.0880977" calcext:value-type="float">
            <text:p>0.0880977</text:p>
          </table:table-cell>
          <table:table-cell office:value-type="float" office:value="7.79799" calcext:value-type="float">
            <text:p>7.79799</text:p>
          </table:table-cell>
          <table:table-cell office:value-type="float" office:value="63.5102" calcext:value-type="float">
            <text:p>63.5102</text:p>
          </table:table-cell>
          <table:table-cell office:value-type="float" office:value="0.631589" calcext:value-type="float">
            <text:p>0.631589</text:p>
          </table:table-cell>
          <table:table-cell office:value-type="float" office:value="0.444676" calcext:value-type="float">
            <text:p>0.444676</text:p>
          </table:table-cell>
          <table:table-cell office:value-type="float" office:value="0.246985" calcext:value-type="float">
            <text:p>0.246985</text:p>
          </table:table-cell>
          <table:table-cell office:value-type="float" office:value="7.76417" calcext:value-type="float">
            <text:p>7.76417</text:p>
          </table:table-cell>
          <table:table-cell office:value-type="float" office:value="0.0166536" calcext:value-type="float">
            <text:p>0.01665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5" calcext:value-type="float">
            <text:p>2.35</text:p>
          </table:table-cell>
          <table:table-cell office:value-type="float" office:value="-2.62154" calcext:value-type="float">
            <text:p>-2.62154</text:p>
          </table:table-cell>
          <table:table-cell office:value-type="float" office:value="0.0827384" calcext:value-type="float">
            <text:p>0.0827384</text:p>
          </table:table-cell>
          <table:table-cell office:value-type="float" office:value="6.9552" calcext:value-type="float">
            <text:p>6.9552</text:p>
          </table:table-cell>
          <table:table-cell office:value-type="float" office:value="50.6695" calcext:value-type="float">
            <text:p>50.6695</text:p>
          </table:table-cell>
          <table:table-cell office:value-type="float" office:value="0.551599" calcext:value-type="float">
            <text:p>0.551599</text:p>
          </table:table-cell>
          <table:table-cell office:value-type="float" office:value="0.353783" calcext:value-type="float">
            <text:p>0.353783</text:p>
          </table:table-cell>
          <table:table-cell office:value-type="float" office:value="0.171467" calcext:value-type="float">
            <text:p>0.171467</text:p>
          </table:table-cell>
          <table:table-cell office:value-type="float" office:value="9.69721" calcext:value-type="float">
            <text:p>9.69721</text:p>
          </table:table-cell>
          <table:table-cell office:value-type="float" office:value="0.014982" calcext:value-type="float">
            <text:p>0.0149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office:value-type="float" office:value="-2.06729" calcext:value-type="float">
            <text:p>-2.06729</text:p>
          </table:table-cell>
          <table:table-cell office:value-type="float" office:value="0.0496329" calcext:value-type="float">
            <text:p>0.0496329</text:p>
          </table:table-cell>
          <table:table-cell office:value-type="float" office:value="4.32332" calcext:value-type="float">
            <text:p>4.32332</text:p>
          </table:table-cell>
          <table:table-cell office:value-type="float" office:value="19.5625" calcext:value-type="float">
            <text:p>19.5625</text:p>
          </table:table-cell>
          <table:table-cell office:value-type="float" office:value="0.24562" calcext:value-type="float">
            <text:p>0.24562</text:p>
          </table:table-cell>
          <table:table-cell office:value-type="float" office:value="0.0894047" calcext:value-type="float">
            <text:p>0.0894047</text:p>
          </table:table-cell>
          <table:table-cell office:value-type="float" office:value="0.0189544" calcext:value-type="float">
            <text:p>0.0189544</text:p>
          </table:table-cell>
          <table:table-cell office:value-type="float" office:value="12.6203" calcext:value-type="float">
            <text:p>12.6203</text:p>
          </table:table-cell>
          <table:table-cell office:value-type="float" office:value="0.00734214" calcext:value-type="float">
            <text:p>0.007342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-1.28004" calcext:value-type="float">
            <text:p>-1.28004</text:p>
          </table:table-cell>
          <table:table-cell office:value-type="float" office:value="0.0289184" calcext:value-type="float">
            <text:p>0.0289184</text:p>
          </table:table-cell>
          <table:table-cell office:value-type="float" office:value="1.66742" calcext:value-type="float">
            <text:p>1.66742</text:p>
          </table:table-cell>
          <table:table-cell office:value-type="float" office:value="2.97183" calcext:value-type="float">
            <text:p>2.97183</text:p>
          </table:table-cell>
          <table:table-cell office:value-type="float" office:value="0.0928467" calcext:value-type="float">
            <text:p>0.0928467</text:p>
          </table:table-cell>
          <table:table-cell office:value-type="float" office:value="0.0135286" calcext:value-type="float">
            <text:p>0.0135286</text:p>
          </table:table-cell>
          <table:table-cell office:value-type="float" office:value="0.00053963" calcext:value-type="float">
            <text:p>0.00053963</text:p>
          </table:table-cell>
          <table:table-cell office:value-type="float" office:value="4.80053" calcext:value-type="float">
            <text:p>4.80053</text:p>
          </table:table-cell>
          <table:table-cell office:value-type="float" office:value="0.00223135" calcext:value-type="float">
            <text:p>0.002231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" calcext:value-type="float">
            <text:p>4.6</text:p>
          </table:table-cell>
          <table:table-cell office:value-type="float" office:value="-0.941724" calcext:value-type="float">
            <text:p>-0.941724</text:p>
          </table:table-cell>
          <table:table-cell office:value-type="float" office:value="0.0260649" calcext:value-type="float">
            <text:p>0.0260649</text:p>
          </table:table-cell>
          <table:table-cell office:value-type="float" office:value="0.912908" calcext:value-type="float">
            <text:p>0.912908</text:p>
          </table:table-cell>
          <table:table-cell office:value-type="float" office:value="0.928758" calcext:value-type="float">
            <text:p>0.928758</text:p>
          </table:table-cell>
          <table:table-cell office:value-type="float" office:value="0.0721985" calcext:value-type="float">
            <text:p>0.0721985</text:p>
          </table:table-cell>
          <table:table-cell office:value-type="float" office:value="0.00820505" calcext:value-type="float">
            <text:p>0.00820505</text:p>
          </table:table-cell>
          <table:table-cell office:value-type="float" office:value="0.000205786" calcext:value-type="float">
            <text:p>0.000205786</text:p>
          </table:table-cell>
          <table:table-cell office:value-type="float" office:value="3.01933" calcext:value-type="float">
            <text:p>3.01933</text:p>
          </table:table-cell>
          <table:table-cell office:value-type="float" office:value="0.0012318" calcext:value-type="float">
            <text:p>0.0012318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-3.98792" calcext:value-type="float">
            <text:p>-3.98792</text:p>
          </table:table-cell>
          <table:table-cell office:value-type="float" office:value="0.0005075" calcext:value-type="float">
            <text:p>0.0005075</text:p>
          </table:table-cell>
          <table:table-cell office:value-type="float" office:value="15.904" calcext:value-type="float">
            <text:p>15.904</text:p>
          </table:table-cell>
          <table:table-cell office:value-type="float" office:value="252.97" calcext:value-type="float">
            <text:p>252.97</text:p>
          </table:table-cell>
          <table:table-cell office:value-type="float" office:value="0.998441" calcext:value-type="float">
            <text:p>0.998441</text:p>
          </table:table-cell>
          <table:table-cell office:value-type="float" office:value="0.996892" calcext:value-type="float">
            <text:p>0.996892</text:p>
          </table:table-cell>
          <table:table-cell office:value-type="float" office:value="0.99383" calcext:value-type="float">
            <text:p>0.99383</text:p>
          </table:table-cell>
          <table:table-cell office:value-type="float" office:value="0.00352174" calcext:value-type="float">
            <text:p>0.00352174</text:p>
          </table:table-cell>
          <table:table-cell office:value-type="float" office:value="0.000419421" calcext:value-type="float">
            <text:p>0.0004194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5" calcext:value-type="float">
            <text:p>2.15</text:p>
          </table:table-cell>
          <table:table-cell office:value-type="float" office:value="-3.22595" calcext:value-type="float">
            <text:p>-3.22595</text:p>
          </table:table-cell>
          <table:table-cell office:value-type="float" office:value="0.0501276" calcext:value-type="float">
            <text:p>0.0501276</text:p>
          </table:table-cell>
          <table:table-cell office:value-type="float" office:value="10.4569" calcext:value-type="float">
            <text:p>10.4569</text:p>
          </table:table-cell>
          <table:table-cell office:value-type="float" office:value="111.375" calcext:value-type="float">
            <text:p>111.375</text:p>
          </table:table-cell>
          <table:table-cell office:value-type="float" office:value="0.839728" calcext:value-type="float">
            <text:p>0.839728</text:p>
          </table:table-cell>
          <table:table-cell office:value-type="float" office:value="0.712944" calcext:value-type="float">
            <text:p>0.712944</text:p>
          </table:table-cell>
          <table:table-cell office:value-type="float" office:value="0.525442" calcext:value-type="float">
            <text:p>0.525442</text:p>
          </table:table-cell>
          <table:table-cell office:value-type="float" office:value="1.96382" calcext:value-type="float">
            <text:p>1.96382</text:p>
          </table:table-cell>
          <table:table-cell office:value-type="float" office:value="0.0108443" calcext:value-type="float">
            <text:p>0.01084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-3.1047" calcext:value-type="float">
            <text:p>-3.1047</text:p>
          </table:table-cell>
          <table:table-cell office:value-type="float" office:value="0.0629435" calcext:value-type="float">
            <text:p>0.0629435</text:p>
          </table:table-cell>
          <table:table-cell office:value-type="float" office:value="9.70209" calcext:value-type="float">
            <text:p>9.70209</text:p>
          </table:table-cell>
          <table:table-cell office:value-type="float" office:value="96.5001" calcext:value-type="float">
            <text:p>96.5001</text:p>
          </table:table-cell>
          <table:table-cell office:value-type="float" office:value="0.796038" calcext:value-type="float">
            <text:p>0.796038</text:p>
          </table:table-cell>
          <table:table-cell office:value-type="float" office:value="0.647539" calcext:value-type="float">
            <text:p>0.647539</text:p>
          </table:table-cell>
          <table:table-cell office:value-type="float" office:value="0.445016" calcext:value-type="float">
            <text:p>0.445016</text:p>
          </table:table-cell>
          <table:table-cell office:value-type="float" office:value="3.06909" calcext:value-type="float">
            <text:p>3.06909</text:p>
          </table:table-cell>
          <table:table-cell office:value-type="float" office:value="0.0130048" calcext:value-type="float">
            <text:p>0.01300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-2.95912" calcext:value-type="float">
            <text:p>-2.95912</text:p>
          </table:table-cell>
          <table:table-cell office:value-type="float" office:value="0.0776852" calcext:value-type="float">
            <text:p>0.0776852</text:p>
          </table:table-cell>
          <table:table-cell office:value-type="float" office:value="8.8341" calcext:value-type="float">
            <text:p>8.8341</text:p>
          </table:table-cell>
          <table:table-cell office:value-type="float" office:value="80.6882" calcext:value-type="float">
            <text:p>80.6882</text:p>
          </table:table-cell>
          <table:table-cell office:value-type="float" office:value="0.726454" calcext:value-type="float">
            <text:p>0.726454</text:p>
          </table:table-cell>
          <table:table-cell office:value-type="float" office:value="0.558559" calcext:value-type="float">
            <text:p>0.558559</text:p>
          </table:table-cell>
          <table:table-cell office:value-type="float" office:value="0.352948" calcext:value-type="float">
            <text:p>0.352948</text:p>
          </table:table-cell>
          <table:table-cell office:value-type="float" office:value="5.49937" calcext:value-type="float">
            <text:p>5.49937</text:p>
          </table:table-cell>
          <table:table-cell office:value-type="float" office:value="0.0153452" calcext:value-type="float">
            <text:p>0.01534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-2.80411" calcext:value-type="float">
            <text:p>-2.80411</text:p>
          </table:table-cell>
          <table:table-cell office:value-type="float" office:value="0.086323" calcext:value-type="float">
            <text:p>0.086323</text:p>
          </table:table-cell>
          <table:table-cell office:value-type="float" office:value="7.94935" calcext:value-type="float">
            <text:p>7.94935</text:p>
          </table:table-cell>
          <table:table-cell office:value-type="float" office:value="65.8923" calcext:value-type="float">
            <text:p>65.8923</text:p>
          </table:table-cell>
          <table:table-cell office:value-type="float" office:value="0.65615" calcext:value-type="float">
            <text:p>0.65615</text:p>
          </table:table-cell>
          <table:table-cell office:value-type="float" office:value="0.466837" calcext:value-type="float">
            <text:p>0.466837</text:p>
          </table:table-cell>
          <table:table-cell office:value-type="float" office:value="0.262348" calcext:value-type="float">
            <text:p>0.262348</text:p>
          </table:table-cell>
          <table:table-cell office:value-type="float" office:value="6.92178" calcext:value-type="float">
            <text:p>6.92178</text:p>
          </table:table-cell>
          <table:table-cell office:value-type="float" office:value="0.0163181" calcext:value-type="float">
            <text:p>0.016318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5" calcext:value-type="float">
            <text:p>2.35</text:p>
          </table:table-cell>
          <table:table-cell office:value-type="float" office:value="-2.6251" calcext:value-type="float">
            <text:p>-2.6251</text:p>
          </table:table-cell>
          <table:table-cell office:value-type="float" office:value="0.0882764" calcext:value-type="float">
            <text:p>0.0882764</text:p>
          </table:table-cell>
          <table:table-cell office:value-type="float" office:value="6.9794" calcext:value-type="float">
            <text:p>6.9794</text:p>
          </table:table-cell>
          <table:table-cell office:value-type="float" office:value="51.1769" calcext:value-type="float">
            <text:p>51.1769</text:p>
          </table:table-cell>
          <table:table-cell office:value-type="float" office:value="0.539811" calcext:value-type="float">
            <text:p>0.539811</text:p>
          </table:table-cell>
          <table:table-cell office:value-type="float" office:value="0.345122" calcext:value-type="float">
            <text:p>0.345122</text:p>
          </table:table-cell>
          <table:table-cell office:value-type="float" office:value="0.169025" calcext:value-type="float">
            <text:p>0.169025</text:p>
          </table:table-cell>
          <table:table-cell office:value-type="float" office:value="11.2114" calcext:value-type="float">
            <text:p>11.2114</text:p>
          </table:table-cell>
          <table:table-cell office:value-type="float" office:value="0.0159849" calcext:value-type="float">
            <text:p>0.01598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-2.07284" calcext:value-type="float">
            <text:p>-2.07284</text:p>
          </table:table-cell>
          <table:table-cell office:value-type="float" office:value="0.05162" calcext:value-type="float">
            <text:p>0.05162</text:p>
          </table:table-cell>
          <table:table-cell office:value-type="float" office:value="4.34829" calcext:value-type="float">
            <text:p>4.34829</text:p>
          </table:table-cell>
          <table:table-cell office:value-type="float" office:value="19.8297" calcext:value-type="float">
            <text:p>19.8297</text:p>
          </table:table-cell>
          <table:table-cell office:value-type="float" office:value="0.253337" calcext:value-type="float">
            <text:p>0.253337</text:p>
          </table:table-cell>
          <table:table-cell office:value-type="float" office:value="0.0935851" calcext:value-type="float">
            <text:p>0.0935851</text:p>
          </table:table-cell>
          <table:table-cell office:value-type="float" office:value="0.020422" calcext:value-type="float">
            <text:p>0.020422</text:p>
          </table:table-cell>
          <table:table-cell office:value-type="float" office:value="12.8932" calcext:value-type="float">
            <text:p>12.8932</text:p>
          </table:table-cell>
          <table:table-cell office:value-type="float" office:value="0.00763609" calcext:value-type="float">
            <text:p>0.0076360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.6</text:p>
          </table:table-cell>
          <table:table-cell office:value-type="float" office:value="-1.27366" calcext:value-type="float">
            <text:p>-1.27366</text:p>
          </table:table-cell>
          <table:table-cell office:value-type="float" office:value="0.0298223" calcext:value-type="float">
            <text:p>0.0298223</text:p>
          </table:table-cell>
          <table:table-cell office:value-type="float" office:value="1.65202" calcext:value-type="float">
            <text:p>1.65202</text:p>
          </table:table-cell>
          <table:table-cell office:value-type="float" office:value="2.92598" calcext:value-type="float">
            <text:p>2.92598</text:p>
          </table:table-cell>
          <table:table-cell office:value-type="float" office:value="0.0967383" calcext:value-type="float">
            <text:p>0.0967383</text:p>
          </table:table-cell>
          <table:table-cell office:value-type="float" office:value="0.0145587" calcext:value-type="float">
            <text:p>0.0145587</text:p>
          </table:table-cell>
          <table:table-cell office:value-type="float" office:value="0.000621923" calcext:value-type="float">
            <text:p>0.000621923</text:p>
          </table:table-cell>
          <table:table-cell office:value-type="float" office:value="4.81765" calcext:value-type="float">
            <text:p>4.81765</text:p>
          </table:table-cell>
          <table:table-cell office:value-type="float" office:value="0.0023011" calcext:value-type="float">
            <text:p>0.00230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-0.941731" calcext:value-type="float">
            <text:p>-0.941731</text:p>
          </table:table-cell>
          <table:table-cell office:value-type="float" office:value="0.0253755" calcext:value-type="float">
            <text:p>0.0253755</text:p>
          </table:table-cell>
          <table:table-cell office:value-type="float" office:value="0.912233" calcext:value-type="float">
            <text:p>0.912233</text:p>
          </table:table-cell>
          <table:table-cell office:value-type="float" office:value="0.923618" calcext:value-type="float">
            <text:p>0.923618</text:p>
          </table:table-cell>
          <table:table-cell office:value-type="float" office:value="0.0709869" calcext:value-type="float">
            <text:p>0.0709869</text:p>
          </table:table-cell>
          <table:table-cell office:value-type="float" office:value="0.00788669" calcext:value-type="float">
            <text:p>0.00788669</text:p>
          </table:table-cell>
          <table:table-cell office:value-type="float" office:value="0.000181115" calcext:value-type="float">
            <text:p>0.000181115</text:p>
          </table:table-cell>
          <table:table-cell office:value-type="float" office:value="3.05065" calcext:value-type="float">
            <text:p>3.05065</text:p>
          </table:table-cell>
          <table:table-cell office:value-type="float" office:value="0.00119922" calcext:value-type="float">
            <text:p>0.00119922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-3.98776" calcext:value-type="float">
            <text:p>-3.98776</text:p>
          </table:table-cell>
          <table:table-cell office:value-type="float" office:value="0.000516337" calcext:value-type="float">
            <text:p>0.000516337</text:p>
          </table:table-cell>
          <table:table-cell office:value-type="float" office:value="15.9028" calcext:value-type="float">
            <text:p>15.9028</text:p>
          </table:table-cell>
          <table:table-cell office:value-type="float" office:value="252.931" calcext:value-type="float">
            <text:p>252.931</text:p>
          </table:table-cell>
          <table:table-cell office:value-type="float" office:value="0.998423" calcext:value-type="float">
            <text:p>0.998423</text:p>
          </table:table-cell>
          <table:table-cell office:value-type="float" office:value="0.996857" calcext:value-type="float">
            <text:p>0.996857</text:p>
          </table:table-cell>
          <table:table-cell office:value-type="float" office:value="0.99376" calcext:value-type="float">
            <text:p>0.99376</text:p>
          </table:table-cell>
          <table:table-cell office:value-type="float" office:value="0.00353116" calcext:value-type="float">
            <text:p>0.00353116</text:p>
          </table:table-cell>
          <table:table-cell office:value-type="float" office:value="0.000426725" calcext:value-type="float">
            <text:p>0.0004267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5" calcext:value-type="float">
            <text:p>2.15</text:p>
          </table:table-cell>
          <table:table-cell office:value-type="float" office:value="-3.2167" calcext:value-type="float">
            <text:p>-3.2167</text:p>
          </table:table-cell>
          <table:table-cell office:value-type="float" office:value="0.0513576" calcext:value-type="float">
            <text:p>0.0513576</text:p>
          </table:table-cell>
          <table:table-cell office:value-type="float" office:value="10.3985" calcext:value-type="float">
            <text:p>10.3985</text:p>
          </table:table-cell>
          <table:table-cell office:value-type="float" office:value="110.195" calcext:value-type="float">
            <text:p>110.195</text:p>
          </table:table-cell>
          <table:table-cell office:value-type="float" office:value="0.833701" calcext:value-type="float">
            <text:p>0.833701</text:p>
          </table:table-cell>
          <table:table-cell office:value-type="float" office:value="0.704735" calcext:value-type="float">
            <text:p>0.704735</text:p>
          </table:table-cell>
          <table:table-cell office:value-type="float" office:value="0.515891" calcext:value-type="float">
            <text:p>0.515891</text:p>
          </table:table-cell>
          <table:table-cell office:value-type="float" office:value="2.29776" calcext:value-type="float">
            <text:p>2.29776</text:p>
          </table:table-cell>
          <table:table-cell office:value-type="float" office:value="0.0111103" calcext:value-type="float">
            <text:p>0.01111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office:value-type="float" office:value="-3.10434" calcext:value-type="float">
            <text:p>-3.10434</text:p>
          </table:table-cell>
          <table:table-cell office:value-type="float" office:value="0.0614327" calcext:value-type="float">
            <text:p>0.0614327</text:p>
          </table:table-cell>
          <table:table-cell office:value-type="float" office:value="9.69835" calcext:value-type="float">
            <text:p>9.69835</text:p>
          </table:table-cell>
          <table:table-cell office:value-type="float" office:value="96.3557" calcext:value-type="float">
            <text:p>96.3557</text:p>
          </table:table-cell>
          <table:table-cell office:value-type="float" office:value="0.796485" calcext:value-type="float">
            <text:p>0.796485</text:p>
          </table:table-cell>
          <table:table-cell office:value-type="float" office:value="0.648793" calcext:value-type="float">
            <text:p>0.648793</text:p>
          </table:table-cell>
          <table:table-cell office:value-type="float" office:value="0.446165" calcext:value-type="float">
            <text:p>0.446165</text:p>
          </table:table-cell>
          <table:table-cell office:value-type="float" office:value="2.98838" calcext:value-type="float">
            <text:p>2.98838</text:p>
          </table:table-cell>
          <table:table-cell office:value-type="float" office:value="0.0126927" calcext:value-type="float">
            <text:p>0.01269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office:value-type="float" office:value="-2.9434" calcext:value-type="float">
            <text:p>-2.9434</text:p>
          </table:table-cell>
          <table:table-cell office:value-type="float" office:value="0.0804355" calcext:value-type="float">
            <text:p>0.0804355</text:p>
          </table:table-cell>
          <table:table-cell office:value-type="float" office:value="8.74407" calcext:value-type="float">
            <text:p>8.74407</text:p>
          </table:table-cell>
          <table:table-cell office:value-type="float" office:value="79.1714" calcext:value-type="float">
            <text:p>79.1714</text:p>
          </table:table-cell>
          <table:table-cell office:value-type="float" office:value="0.713041" calcext:value-type="float">
            <text:p>0.713041</text:p>
          </table:table-cell>
          <table:table-cell office:value-type="float" office:value="0.541695" calcext:value-type="float">
            <text:p>0.541695</text:p>
          </table:table-cell>
          <table:table-cell office:value-type="float" office:value="0.337332" calcext:value-type="float">
            <text:p>0.337332</text:p>
          </table:table-cell>
          <table:table-cell office:value-type="float" office:value="6.30401" calcext:value-type="float">
            <text:p>6.30401</text:p>
          </table:table-cell>
          <table:table-cell office:value-type="float" office:value="0.0158885" calcext:value-type="float">
            <text:p>0.01588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.3</text:p>
          </table:table-cell>
          <table:table-cell office:value-type="float" office:value="-2.79168" calcext:value-type="float">
            <text:p>-2.79168</text:p>
          </table:table-cell>
          <table:table-cell office:value-type="float" office:value="0.0847215" calcext:value-type="float">
            <text:p>0.0847215</text:p>
          </table:table-cell>
          <table:table-cell office:value-type="float" office:value="7.87822" calcext:value-type="float">
            <text:p>7.87822</text:p>
          </table:table-cell>
          <table:table-cell office:value-type="float" office:value="64.6952" calcext:value-type="float">
            <text:p>64.6952</text:p>
          </table:table-cell>
          <table:table-cell office:value-type="float" office:value="0.645128" calcext:value-type="float">
            <text:p>0.645128</text:p>
          </table:table-cell>
          <table:table-cell office:value-type="float" office:value="0.45519" calcext:value-type="float">
            <text:p>0.45519</text:p>
          </table:table-cell>
          <table:table-cell office:value-type="float" office:value="0.253287" calcext:value-type="float">
            <text:p>0.253287</text:p>
          </table:table-cell>
          <table:table-cell office:value-type="float" office:value="7.57228" calcext:value-type="float">
            <text:p>7.57228</text:p>
          </table:table-cell>
          <table:table-cell office:value-type="float" office:value="0.0160154" calcext:value-type="float">
            <text:p>0.01601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5" calcext:value-type="float">
            <text:p>2.35</text:p>
          </table:table-cell>
          <table:table-cell office:value-type="float" office:value="-2.59355" calcext:value-type="float">
            <text:p>-2.59355</text:p>
          </table:table-cell>
          <table:table-cell office:value-type="float" office:value="0.0890536" calcext:value-type="float">
            <text:p>0.0890536</text:p>
          </table:table-cell>
          <table:table-cell office:value-type="float" office:value="6.81555" calcext:value-type="float">
            <text:p>6.81555</text:p>
          </table:table-cell>
          <table:table-cell office:value-type="float" office:value="48.9" calcext:value-type="float">
            <text:p>48.9</text:p>
          </table:table-cell>
          <table:table-cell office:value-type="float" office:value="0.515631" calcext:value-type="float">
            <text:p>0.515631</text:p>
          </table:table-cell>
          <table:table-cell office:value-type="float" office:value="0.322051" calcext:value-type="float">
            <text:p>0.322051</text:p>
          </table:table-cell>
          <table:table-cell office:value-type="float" office:value="0.153596" calcext:value-type="float">
            <text:p>0.153596</text:p>
          </table:table-cell>
          <table:table-cell office:value-type="float" office:value="11.1747" calcext:value-type="float">
            <text:p>11.1747</text:p>
          </table:table-cell>
          <table:table-cell office:value-type="float" office:value="0.0161256" calcext:value-type="float">
            <text:p>0.01612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 office:value-type="float" office:value="-2.05963" calcext:value-type="float">
            <text:p>-2.05963</text:p>
          </table:table-cell>
          <table:table-cell office:value-type="float" office:value="0.0499059" calcext:value-type="float">
            <text:p>0.0499059</text:p>
          </table:table-cell>
          <table:table-cell office:value-type="float" office:value="4.29197" calcext:value-type="float">
            <text:p>4.29197</text:p>
          </table:table-cell>
          <table:table-cell office:value-type="float" office:value="19.2943" calcext:value-type="float">
            <text:p>19.2943</text:p>
          </table:table-cell>
          <table:table-cell office:value-type="float" office:value="0.246954" calcext:value-type="float">
            <text:p>0.246954</text:p>
          </table:table-cell>
          <table:table-cell office:value-type="float" office:value="0.08838" calcext:value-type="float">
            <text:p>0.08838</text:p>
          </table:table-cell>
          <table:table-cell office:value-type="float" office:value="0.0181766" calcext:value-type="float">
            <text:p>0.0181766</text:p>
          </table:table-cell>
          <table:table-cell office:value-type="float" office:value="12.5097" calcext:value-type="float">
            <text:p>12.5097</text:p>
          </table:table-cell>
          <table:table-cell office:value-type="float" office:value="0.00738252" calcext:value-type="float">
            <text:p>0.007382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-1.27109" calcext:value-type="float">
            <text:p>-1.27109</text:p>
          </table:table-cell>
          <table:table-cell office:value-type="float" office:value="0.0291327" calcext:value-type="float">
            <text:p>0.0291327</text:p>
          </table:table-cell>
          <table:table-cell office:value-type="float" office:value="1.64481" calcext:value-type="float">
            <text:p>1.64481</text:p>
          </table:table-cell>
          <table:table-cell office:value-type="float" office:value="2.89834" calcext:value-type="float">
            <text:p>2.89834</text:p>
          </table:table-cell>
          <table:table-cell office:value-type="float" office:value="0.0946674" calcext:value-type="float">
            <text:p>0.0946674</text:p>
          </table:table-cell>
          <table:table-cell office:value-type="float" office:value="0.0139737" calcext:value-type="float">
            <text:p>0.0139737</text:p>
          </table:table-cell>
          <table:table-cell office:value-type="float" office:value="0.000574162" calcext:value-type="float">
            <text:p>0.000574162</text:p>
          </table:table-cell>
          <table:table-cell office:value-type="float" office:value="4.81746" calcext:value-type="float">
            <text:p>4.81746</text:p>
          </table:table-cell>
          <table:table-cell office:value-type="float" office:value="0.00224789" calcext:value-type="float">
            <text:p>0.0022478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6" calcext:value-type="float">
            <text:p>4.6</text:p>
          </table:table-cell>
          <table:table-cell office:value-type="float" office:value="-0.942272" calcext:value-type="float">
            <text:p>-0.942272</text:p>
          </table:table-cell>
          <table:table-cell office:value-type="float" office:value="0.025297" calcext:value-type="float">
            <text:p>0.025297</text:p>
          </table:table-cell>
          <table:table-cell office:value-type="float" office:value="0.913173" calcext:value-type="float">
            <text:p>0.913173</text:p>
          </table:table-cell>
          <table:table-cell office:value-type="float" office:value="0.925974" calcext:value-type="float">
            <text:p>0.925974</text:p>
          </table:table-cell>
          <table:table-cell office:value-type="float" office:value="0.0722031" calcext:value-type="float">
            <text:p>0.0722031</text:p>
          </table:table-cell>
          <table:table-cell office:value-type="float" office:value="0.00822832" calcext:value-type="float">
            <text:p>0.00822832</text:p>
          </table:table-cell>
          <table:table-cell office:value-type="float" office:value="0.000201154" calcext:value-type="float">
            <text:p>0.000201154</text:p>
          </table:table-cell>
          <table:table-cell office:value-type="float" office:value="3.03157" calcext:value-type="float">
            <text:p>3.03157</text:p>
          </table:table-cell>
          <table:table-cell office:value-type="float" office:value="0.00119551" calcext:value-type="float">
            <text:p>0.00119551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-3.98799" calcext:value-type="float">
            <text:p>-3.98799</text:p>
          </table:table-cell>
          <table:table-cell office:value-type="float" office:value="0.000505619" calcext:value-type="float">
            <text:p>0.000505619</text:p>
          </table:table-cell>
          <table:table-cell office:value-type="float" office:value="15.9046" calcext:value-type="float">
            <text:p>15.9046</text:p>
          </table:table-cell>
          <table:table-cell office:value-type="float" office:value="252.988" calcext:value-type="float">
            <text:p>252.988</text:p>
          </table:table-cell>
          <table:table-cell office:value-type="float" office:value="0.998454" calcext:value-type="float">
            <text:p>0.998454</text:p>
          </table:table-cell>
          <table:table-cell office:value-type="float" office:value="0.996919" calcext:value-type="float">
            <text:p>0.996919</text:p>
          </table:table-cell>
          <table:table-cell office:value-type="float" office:value="0.993882" calcext:value-type="float">
            <text:p>0.993882</text:p>
          </table:table-cell>
          <table:table-cell office:value-type="float" office:value="0.00347083" calcext:value-type="float">
            <text:p>0.00347083</text:p>
          </table:table-cell>
          <table:table-cell office:value-type="float" office:value="0.000417867" calcext:value-type="float">
            <text:p>0.0004178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5" calcext:value-type="float">
            <text:p>2.15</text:p>
          </table:table-cell>
          <table:table-cell office:value-type="float" office:value="-3.21669" calcext:value-type="float">
            <text:p>-3.21669</text:p>
          </table:table-cell>
          <table:table-cell office:value-type="float" office:value="0.0531701" calcext:value-type="float">
            <text:p>0.0531701</text:p>
          </table:table-cell>
          <table:table-cell office:value-type="float" office:value="10.4002" calcext:value-type="float">
            <text:p>10.4002</text:p>
          </table:table-cell>
          <table:table-cell office:value-type="float" office:value="110.301" calcext:value-type="float">
            <text:p>110.301</text:p>
          </table:table-cell>
          <table:table-cell office:value-type="float" office:value="0.834119" calcext:value-type="float">
            <text:p>0.834119</text:p>
          </table:table-cell>
          <table:table-cell office:value-type="float" office:value="0.70565" calcext:value-type="float">
            <text:p>0.70565</text:p>
          </table:table-cell>
          <table:table-cell office:value-type="float" office:value="0.517488" calcext:value-type="float">
            <text:p>0.517488</text:p>
          </table:table-cell>
          <table:table-cell office:value-type="float" office:value="2.13458" calcext:value-type="float">
            <text:p>2.13458</text:p>
          </table:table-cell>
          <table:table-cell office:value-type="float" office:value="0.0115025" calcext:value-type="float">
            <text:p>0.01150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-3.0972" calcext:value-type="float">
            <text:p>-3.0972</text:p>
          </table:table-cell>
          <table:table-cell office:value-type="float" office:value="0.0636671" calcext:value-type="float">
            <text:p>0.0636671</text:p>
          </table:table-cell>
          <table:table-cell office:value-type="float" office:value="9.65632" calcext:value-type="float">
            <text:p>9.65632</text:p>
          </table:table-cell>
          <table:table-cell office:value-type="float" office:value="95.6173" calcext:value-type="float">
            <text:p>95.6173</text:p>
          </table:table-cell>
          <table:table-cell office:value-type="float" office:value="0.791522" calcext:value-type="float">
            <text:p>0.791522</text:p>
          </table:table-cell>
          <table:table-cell office:value-type="float" office:value="0.642143" calcext:value-type="float">
            <text:p>0.642143</text:p>
          </table:table-cell>
          <table:table-cell office:value-type="float" office:value="0.439662" calcext:value-type="float">
            <text:p>0.439662</text:p>
          </table:table-cell>
          <table:table-cell office:value-type="float" office:value="3.34117" calcext:value-type="float">
            <text:p>3.34117</text:p>
          </table:table-cell>
          <table:table-cell office:value-type="float" office:value="0.0131544" calcext:value-type="float">
            <text:p>0.01315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office:value-type="float" office:value="-2.93988" calcext:value-type="float">
            <text:p>-2.93988</text:p>
          </table:table-cell>
          <table:table-cell office:value-type="float" office:value="0.0802692" calcext:value-type="float">
            <text:p>0.0802692</text:p>
          </table:table-cell>
          <table:table-cell office:value-type="float" office:value="8.72317" calcext:value-type="float">
            <text:p>8.72317</text:p>
          </table:table-cell>
          <table:table-cell office:value-type="float" office:value="78.8036" calcext:value-type="float">
            <text:p>78.8036</text:p>
          </table:table-cell>
          <table:table-cell office:value-type="float" office:value="0.715886" calcext:value-type="float">
            <text:p>0.715886</text:p>
          </table:table-cell>
          <table:table-cell office:value-type="float" office:value="0.543854" calcext:value-type="float">
            <text:p>0.543854</text:p>
          </table:table-cell>
          <table:table-cell office:value-type="float" office:value="0.338195" calcext:value-type="float">
            <text:p>0.338195</text:p>
          </table:table-cell>
          <table:table-cell office:value-type="float" office:value="5.57722" calcext:value-type="float">
            <text:p>5.57722</text:p>
          </table:table-cell>
          <table:table-cell office:value-type="float" office:value="0.0158556" calcext:value-type="float">
            <text:p>0.01585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.3</text:p>
          </table:table-cell>
          <table:table-cell office:value-type="float" office:value="-2.78684" calcext:value-type="float">
            <text:p>-2.78684</text:p>
          </table:table-cell>
          <table:table-cell office:value-type="float" office:value="0.0873938" calcext:value-type="float">
            <text:p>0.0873938</text:p>
          </table:table-cell>
          <table:table-cell office:value-type="float" office:value="7.85386" calcext:value-type="float">
            <text:p>7.85386</text:p>
          </table:table-cell>
          <table:table-cell office:value-type="float" office:value="64.3825" calcext:value-type="float">
            <text:p>64.3825</text:p>
          </table:table-cell>
          <table:table-cell office:value-type="float" office:value="0.639291" calcext:value-type="float">
            <text:p>0.639291</text:p>
          </table:table-cell>
          <table:table-cell office:value-type="float" office:value="0.450547" calcext:value-type="float">
            <text:p>0.450547</text:p>
          </table:table-cell>
          <table:table-cell office:value-type="float" office:value="0.251323" calcext:value-type="float">
            <text:p>0.251323</text:p>
          </table:table-cell>
          <table:table-cell office:value-type="float" office:value="7.82127" calcext:value-type="float">
            <text:p>7.82127</text:p>
          </table:table-cell>
          <table:table-cell office:value-type="float" office:value="0.0165206" calcext:value-type="float">
            <text:p>0.01652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5" calcext:value-type="float">
            <text:p>2.35</text:p>
          </table:table-cell>
          <table:table-cell office:value-type="float" office:value="-2.62905" calcext:value-type="float">
            <text:p>-2.62905</text:p>
          </table:table-cell>
          <table:table-cell office:value-type="float" office:value="0.0893507" calcext:value-type="float">
            <text:p>0.0893507</text:p>
          </table:table-cell>
          <table:table-cell office:value-type="float" office:value="7.00124" calcext:value-type="float">
            <text:p>7.00124</text:p>
          </table:table-cell>
          <table:table-cell office:value-type="float" office:value="51.5242" calcext:value-type="float">
            <text:p>51.5242</text:p>
          </table:table-cell>
          <table:table-cell office:value-type="float" office:value="0.542743" calcext:value-type="float">
            <text:p>0.542743</text:p>
          </table:table-cell>
          <table:table-cell office:value-type="float" office:value="0.348377" calcext:value-type="float">
            <text:p>0.348377</text:p>
          </table:table-cell>
          <table:table-cell office:value-type="float" office:value="0.171754" calcext:value-type="float">
            <text:p>0.171754</text:p>
          </table:table-cell>
          <table:table-cell office:value-type="float" office:value="10.4113" calcext:value-type="float">
            <text:p>10.4113</text:p>
          </table:table-cell>
          <table:table-cell office:value-type="float" office:value="0.0161794" calcext:value-type="float">
            <text:p>0.01617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office:value-type="float" office:value="-2.06369" calcext:value-type="float">
            <text:p>-2.06369</text:p>
          </table:table-cell>
          <table:table-cell office:value-type="float" office:value="0.0510383" calcext:value-type="float">
            <text:p>0.0510383</text:p>
          </table:table-cell>
          <table:table-cell office:value-type="float" office:value="4.30984" calcext:value-type="float">
            <text:p>4.30984</text:p>
          </table:table-cell>
          <table:table-cell office:value-type="float" office:value="19.4764" calcext:value-type="float">
            <text:p>19.4764</text:p>
          </table:table-cell>
          <table:table-cell office:value-type="float" office:value="0.244086" calcext:value-type="float">
            <text:p>0.244086</text:p>
          </table:table-cell>
          <table:table-cell office:value-type="float" office:value="0.0878267" calcext:value-type="float">
            <text:p>0.0878267</text:p>
          </table:table-cell>
          <table:table-cell office:value-type="float" office:value="0.0185321" calcext:value-type="float">
            <text:p>0.0185321</text:p>
          </table:table-cell>
          <table:table-cell office:value-type="float" office:value="12.7317" calcext:value-type="float">
            <text:p>12.7317</text:p>
          </table:table-cell>
          <table:table-cell office:value-type="float" office:value="0.00755005" calcext:value-type="float">
            <text:p>0.007550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-1.2746" calcext:value-type="float">
            <text:p>-1.2746</text:p>
          </table:table-cell>
          <table:table-cell office:value-type="float" office:value="0.029509" calcext:value-type="float">
            <text:p>0.029509</text:p>
          </table:table-cell>
          <table:table-cell office:value-type="float" office:value="1.6541" calcext:value-type="float">
            <text:p>1.6541</text:p>
          </table:table-cell>
          <table:table-cell office:value-type="float" office:value="2.93172" calcext:value-type="float">
            <text:p>2.93172</text:p>
          </table:table-cell>
          <table:table-cell office:value-type="float" office:value="0.0950809" calcext:value-type="float">
            <text:p>0.0950809</text:p>
          </table:table-cell>
          <table:table-cell office:value-type="float" office:value="0.0141503" calcext:value-type="float">
            <text:p>0.0141503</text:p>
          </table:table-cell>
          <table:table-cell office:value-type="float" office:value="0.00058315" calcext:value-type="float">
            <text:p>0.00058315</text:p>
          </table:table-cell>
          <table:table-cell office:value-type="float" office:value="4.81333" calcext:value-type="float">
            <text:p>4.81333</text:p>
          </table:table-cell>
          <table:table-cell office:value-type="float" office:value="0.00227693" calcext:value-type="float">
            <text:p>0.0022769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-0.945385" calcext:value-type="float">
            <text:p>-0.945385</text:p>
          </table:table-cell>
          <table:table-cell office:value-type="float" office:value="0.0252448" calcext:value-type="float">
            <text:p>0.0252448</text:p>
          </table:table-cell>
          <table:table-cell office:value-type="float" office:value="0.918998" calcext:value-type="float">
            <text:p>0.918998</text:p>
          </table:table-cell>
          <table:table-cell office:value-type="float" office:value="0.937054" calcext:value-type="float">
            <text:p>0.937054</text:p>
          </table:table-cell>
          <table:table-cell office:value-type="float" office:value="0.072494" calcext:value-type="float">
            <text:p>0.072494</text:p>
          </table:table-cell>
          <table:table-cell office:value-type="float" office:value="0.00822397" calcext:value-type="float">
            <text:p>0.00822397</text:p>
          </table:table-cell>
          <table:table-cell office:value-type="float" office:value="0.000201139" calcext:value-type="float">
            <text:p>0.000201139</text:p>
          </table:table-cell>
          <table:table-cell office:value-type="float" office:value="3.04734" calcext:value-type="float">
            <text:p>3.04734</text:p>
          </table:table-cell>
          <table:table-cell office:value-type="float" office:value="0.00119305" calcext:value-type="float">
            <text:p>0.00119305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 leng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0" calcext:value-type="float">
            <text:p>0</text:p>
          </table:table-cell>
          <table:table-cell table:formula="of:=0.5*SQRT(400*[.H179]/[.J179]-1)/SIN(PI()/20)" office:value-type="float" office:value="1.82827427498471E+018" calcext:value-type="float">
            <text:p>1.82827427498471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-3.98793" calcext:value-type="float">
            <text:p>-3.98793</text:p>
          </table:table-cell>
          <table:table-cell office:value-type="float" office:value="0.00050542" calcext:value-type="float">
            <text:p>0.00050542</text:p>
          </table:table-cell>
          <table:table-cell office:value-type="float" office:value="15.9041" calcext:value-type="float">
            <text:p>15.9041</text:p>
          </table:table-cell>
          <table:table-cell office:value-type="float" office:value="252.973" calcext:value-type="float">
            <text:p>252.973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996903" calcext:value-type="float">
            <text:p>0.996903</text:p>
          </table:table-cell>
          <table:table-cell office:value-type="float" office:value="0.99385" calcext:value-type="float">
            <text:p>0.99385</text:p>
          </table:table-cell>
          <table:table-cell office:value-type="float" office:value="0.00350598" calcext:value-type="float">
            <text:p>0.00350598</text:p>
          </table:table-cell>
          <table:table-cell office:value-type="float" office:value="0.000417703" calcext:value-type="float">
            <text:p>0.000417703</text:p>
          </table:table-cell>
          <table:table-cell table:formula="of:=0.5*SQRT(400*[.H180]/[.J180]-1)/SIN(PI()/20)" office:value-type="float" office:value="1077.92211897873" calcext:value-type="float">
            <text:p>1077.922118978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5" calcext:value-type="float">
            <text:p>2.15</text:p>
          </table:table-cell>
          <table:table-cell office:value-type="float" office:value="-3.21927" calcext:value-type="float">
            <text:p>-3.21927</text:p>
          </table:table-cell>
          <table:table-cell office:value-type="float" office:value="0.0521167" calcext:value-type="float">
            <text:p>0.0521167</text:p>
          </table:table-cell>
          <table:table-cell office:value-type="float" office:value="10.4158" calcext:value-type="float">
            <text:p>10.4158</text:p>
          </table:table-cell>
          <table:table-cell office:value-type="float" office:value="110.586" calcext:value-type="float">
            <text:p>110.586</text:p>
          </table:table-cell>
          <table:table-cell office:value-type="float" office:value="0.837146" calcext:value-type="float">
            <text:p>0.837146</text:p>
          </table:table-cell>
          <table:table-cell office:value-type="float" office:value="0.709166" calcext:value-type="float">
            <text:p>0.709166</text:p>
          </table:table-cell>
          <table:table-cell office:value-type="float" office:value="0.520945" calcext:value-type="float">
            <text:p>0.520945</text:p>
          </table:table-cell>
          <table:table-cell office:value-type="float" office:value="2.06839" calcext:value-type="float">
            <text:p>2.06839</text:p>
          </table:table-cell>
          <table:table-cell office:value-type="float" office:value="0.0112746" calcext:value-type="float">
            <text:p>0.0112746</text:p>
          </table:table-cell>
          <table:table-cell table:formula="of:=0.5*SQRT(400*[.H181]/[.J181]-1)/SIN(PI()/20)" office:value-type="float" office:value="37.2937571941203" calcext:value-type="float">
            <text:p>37.29375719412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-3.09361" calcext:value-type="float">
            <text:p>-3.09361</text:p>
          </table:table-cell>
          <table:table-cell office:value-type="float" office:value="0.0662534" calcext:value-type="float">
            <text:p>0.0662534</text:p>
          </table:table-cell>
          <table:table-cell office:value-type="float" office:value="9.63667" calcext:value-type="float">
            <text:p>9.63667</text:p>
          </table:table-cell>
          <table:table-cell office:value-type="float" office:value="95.3247" calcext:value-type="float">
            <text:p>95.3247</text:p>
          </table:table-cell>
          <table:table-cell office:value-type="float" office:value="0.78717" calcext:value-type="float">
            <text:p>0.78717</text:p>
          </table:table-cell>
          <table:table-cell office:value-type="float" office:value="0.637764" calcext:value-type="float">
            <text:p>0.637764</text:p>
          </table:table-cell>
          <table:table-cell office:value-type="float" office:value="0.436673" calcext:value-type="float">
            <text:p>0.436673</text:p>
          </table:table-cell>
          <table:table-cell office:value-type="float" office:value="3.47648" calcext:value-type="float">
            <text:p>3.47648</text:p>
          </table:table-cell>
          <table:table-cell office:value-type="float" office:value="0.0136887" calcext:value-type="float">
            <text:p>0.0136887</text:p>
          </table:table-cell>
          <table:table-cell table:formula="of:=0.5*SQRT(400*[.H182]/[.J182]-1)/SIN(PI()/20)" office:value-type="float" office:value="27.1924378592084" calcext:value-type="float">
            <text:p>27.19243785920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office:value-type="float" office:value="-2.94554" calcext:value-type="float">
            <text:p>-2.94554</text:p>
          </table:table-cell>
          <table:table-cell office:value-type="float" office:value="0.0783705" calcext:value-type="float">
            <text:p>0.0783705</text:p>
          </table:table-cell>
          <table:table-cell office:value-type="float" office:value="8.75458" calcext:value-type="float">
            <text:p>8.75458</text:p>
          </table:table-cell>
          <table:table-cell office:value-type="float" office:value="79.3059" calcext:value-type="float">
            <text:p>79.3059</text:p>
          </table:table-cell>
          <table:table-cell office:value-type="float" office:value="0.720582" calcext:value-type="float">
            <text:p>0.720582</text:p>
          </table:table-cell>
          <table:table-cell office:value-type="float" office:value="0.548906" calcext:value-type="float">
            <text:p>0.548906</text:p>
          </table:table-cell>
          <table:table-cell office:value-type="float" office:value="0.341902" calcext:value-type="float">
            <text:p>0.341902</text:p>
          </table:table-cell>
          <table:table-cell office:value-type="float" office:value="5.46361" calcext:value-type="float">
            <text:p>5.46361</text:p>
          </table:table-cell>
          <table:table-cell office:value-type="float" office:value="0.0154806" calcext:value-type="float">
            <text:p>0.0154806</text:p>
          </table:table-cell>
          <table:table-cell table:formula="of:=0.5*SQRT(400*[.H183]/[.J183]-1)/SIN(PI()/20)" office:value-type="float" office:value="20.0080527530132" calcext:value-type="float">
            <text:p>20.0080527530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float" office:value="-2.79047" calcext:value-type="float">
            <text:p>-2.79047</text:p>
          </table:table-cell>
          <table:table-cell office:value-type="float" office:value="0.0866408" calcext:value-type="float">
            <text:p>0.0866408</text:p>
          </table:table-cell>
          <table:table-cell office:value-type="float" office:value="7.87338" calcext:value-type="float">
            <text:p>7.87338</text:p>
          </table:table-cell>
          <table:table-cell office:value-type="float" office:value="64.6722" calcext:value-type="float">
            <text:p>64.6722</text:p>
          </table:table-cell>
          <table:table-cell office:value-type="float" office:value="0.63962" calcext:value-type="float">
            <text:p>0.63962</text:p>
          </table:table-cell>
          <table:table-cell office:value-type="float" office:value="0.451594" calcext:value-type="float">
            <text:p>0.451594</text:p>
          </table:table-cell>
          <table:table-cell office:value-type="float" office:value="0.252556" calcext:value-type="float">
            <text:p>0.252556</text:p>
          </table:table-cell>
          <table:table-cell office:value-type="float" office:value="7.72573" calcext:value-type="float">
            <text:p>7.72573</text:p>
          </table:table-cell>
          <table:table-cell office:value-type="float" office:value="0.0163782" calcext:value-type="float">
            <text:p>0.0163782</text:p>
          </table:table-cell>
          <table:table-cell table:formula="of:=0.5*SQRT(400*[.H184]/[.J184]-1)/SIN(PI()/20)" office:value-type="float" office:value="15.12098921519" calcext:value-type="float">
            <text:p>15.120989215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5" calcext:value-type="float">
            <text:p>2.35</text:p>
          </table:table-cell>
          <table:table-cell office:value-type="float" office:value="-2.62157" calcext:value-type="float">
            <text:p>-2.62157</text:p>
          </table:table-cell>
          <table:table-cell office:value-type="float" office:value="0.0898864" calcext:value-type="float">
            <text:p>0.0898864</text:p>
          </table:table-cell>
          <table:table-cell office:value-type="float" office:value="6.96251" calcext:value-type="float">
            <text:p>6.96251</text:p>
          </table:table-cell>
          <table:table-cell office:value-type="float" office:value="50.9907" calcext:value-type="float">
            <text:p>50.9907</text:p>
          </table:table-cell>
          <table:table-cell office:value-type="float" office:value="0.541321" calcext:value-type="float">
            <text:p>0.541321</text:p>
          </table:table-cell>
          <table:table-cell office:value-type="float" office:value="0.345807" calcext:value-type="float">
            <text:p>0.345807</text:p>
          </table:table-cell>
          <table:table-cell office:value-type="float" office:value="0.169112" calcext:value-type="float">
            <text:p>0.169112</text:p>
          </table:table-cell>
          <table:table-cell office:value-type="float" office:value="10.3577" calcext:value-type="float">
            <text:p>10.3577</text:p>
          </table:table-cell>
          <table:table-cell office:value-type="float" office:value="0.0162764" calcext:value-type="float">
            <text:p>0.0162764</text:p>
          </table:table-cell>
          <table:table-cell table:formula="of:=0.5*SQRT(400*[.H185]/[.J185]-1)/SIN(PI()/20)" office:value-type="float" office:value="11.2344462096944" calcext:value-type="float">
            <text:p>11.23444620969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 office:value-type="float" office:value="-2.0617" calcext:value-type="float">
            <text:p>-2.0617</text:p>
          </table:table-cell>
          <table:table-cell office:value-type="float" office:value="0.05021" calcext:value-type="float">
            <text:p>0.05021</text:p>
          </table:table-cell>
          <table:table-cell office:value-type="float" office:value="4.30081" calcext:value-type="float">
            <text:p>4.30081</text:p>
          </table:table-cell>
          <table:table-cell office:value-type="float" office:value="19.3747" calcext:value-type="float">
            <text:p>19.3747</text:p>
          </table:table-cell>
          <table:table-cell office:value-type="float" office:value="0.241642" calcext:value-type="float">
            <text:p>0.241642</text:p>
          </table:table-cell>
          <table:table-cell office:value-type="float" office:value="0.086382" calcext:value-type="float">
            <text:p>0.086382</text:p>
          </table:table-cell>
          <table:table-cell office:value-type="float" office:value="0.0179805" calcext:value-type="float">
            <text:p>0.0179805</text:p>
          </table:table-cell>
          <table:table-cell office:value-type="float" office:value="12.789" calcext:value-type="float">
            <text:p>12.789</text:p>
          </table:table-cell>
          <table:table-cell office:value-type="float" office:value="0.00742751" calcext:value-type="float">
            <text:p>0.00742751</text:p>
          </table:table-cell>
          <table:table-cell table:formula="of:=0.5*SQRT(400*[.H186]/[.J186]-1)/SIN(PI()/20)" office:value-type="float" office:value="4.16952548263164" calcext:value-type="float">
            <text:p>4.169525482631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-1.2711" calcext:value-type="float">
            <text:p>-1.2711</text:p>
          </table:table-cell>
          <table:table-cell office:value-type="float" office:value="0.0301885" calcext:value-type="float">
            <text:p>0.0301885</text:p>
          </table:table-cell>
          <table:table-cell office:value-type="float" office:value="1.64589" calcext:value-type="float">
            <text:p>1.64589</text:p>
          </table:table-cell>
          <table:table-cell office:value-type="float" office:value="2.9081" calcext:value-type="float">
            <text:p>2.9081</text:p>
          </table:table-cell>
          <table:table-cell office:value-type="float" office:value="0.0952481" calcext:value-type="float">
            <text:p>0.0952481</text:p>
          </table:table-cell>
          <table:table-cell office:value-type="float" office:value="0.0141818" calcext:value-type="float">
            <text:p>0.0141818</text:p>
          </table:table-cell>
          <table:table-cell office:value-type="float" office:value="0.000592102" calcext:value-type="float">
            <text:p>0.000592102</text:p>
          </table:table-cell>
          <table:table-cell office:value-type="float" office:value="4.82671" calcext:value-type="float">
            <text:p>4.82671</text:p>
          </table:table-cell>
          <table:table-cell office:value-type="float" office:value="0.00232936" calcext:value-type="float">
            <text:p>0.00232936</text:p>
          </table:table-cell>
          <table:table-cell table:formula="of:=0.5*SQRT(400*[.H187]/[.J187]-1)/SIN(PI()/20)" office:value-type="float" office:value="1.33813431590652" calcext:value-type="float">
            <text:p>1.338134315906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 office:value-type="float" office:value="-0.942645" calcext:value-type="float">
            <text:p>-0.942645</text:p>
          </table:table-cell>
          <table:table-cell office:value-type="float" office:value="0.0253114" calcext:value-type="float">
            <text:p>0.0253114</text:p>
          </table:table-cell>
          <table:table-cell office:value-type="float" office:value="0.913891" calcext:value-type="float">
            <text:p>0.913891</text:p>
          </table:table-cell>
          <table:table-cell office:value-type="float" office:value="0.92756" calcext:value-type="float">
            <text:p>0.92756</text:p>
          </table:table-cell>
          <table:table-cell office:value-type="float" office:value="0.0724847" calcext:value-type="float">
            <text:p>0.0724847</text:p>
          </table:table-cell>
          <table:table-cell office:value-type="float" office:value="0.00824114" calcext:value-type="float">
            <text:p>0.00824114</text:p>
          </table:table-cell>
          <table:table-cell office:value-type="float" office:value="0.000200837" calcext:value-type="float">
            <text:p>0.000200837</text:p>
          </table:table-cell>
          <table:table-cell office:value-type="float" office:value="3.04485" calcext:value-type="float">
            <text:p>3.04485</text:p>
          </table:table-cell>
          <table:table-cell office:value-type="float" office:value="0.00119619" calcext:value-type="float">
            <text:p>0.00119619</text:p>
          </table:table-cell>
          <table:table-cell table:formula="of:=0.5*SQRT(400*[.H188]/[.J188]-1)/SIN(PI()/20)" office:value-type="float" office:value="0.918787564202856" calcext:value-type="float">
            <text:p>0.918787564202856</text:p>
          </table:table-cell>
        </table:table-row>
      </table:table>
      <table:table table:name="Plots" table:style-name="ta1">
        <table:shapes>
          <draw:frame draw:z-index="0" draw:style-name="gr1" draw:text-style-name="P1" svg:width="159.99mm" svg:height="89.99mm" svg:x="0.01mm" svg:y="0.01mm">
            <draw:object draw:notify-on-update-of-ranges="PT_20.B179:PT_20.B188 PT_20.C179:PT_20.C1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99.88mm">
            <draw:object draw:notify-on-update-of-ranges="PT_20.B179:PT_20.B188 PT_20.G179:PT_20.G1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1.45mm" svg:y="0.8mm">
            <draw:object draw:notify-on-update-of-ranges="PT_20.B179:PT_20.B188 PT_20.K179:PT_20.K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80.64mm" svg:y="95.89mm">
            <draw:object draw:notify-on-update-of-ranges="PT_20.B181:PT_20.B188 PT_20.L181:PT_20.L1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5:56:34.616159969</dc:date>
    <meta:editing-duration>PT6M47S</meta:editing-duration>
    <meta:editing-cycles>4</meta:editing-cycles>
    <meta:generator>LibreOffice/6.0.3.2$Linux_X86_64 LibreOffice_project/00m0$Build-2</meta:generator>
    <meta:document-statistic meta:table-count="2" meta:cell-count="20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5cm" chart:style-name="ch2">
          <text:p>Energy vs Temp</text:p>
        </chart:title>
        <chart:plot-area chart:style-name="ch3" table:cell-range-address="PT_20.B179:PT_20.C188" svg:x="0.32cm" svg:y="1.196cm" svg:width="15.36cm" svg:height="7.624cm">
          <chartooo:coordinate-region svg:x="1.153cm" svg:y="1.357cm" svg:width="14.433cm" svg:height="7.3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20.C179:PT_20.C188" chart:class="chart:scatter">
            <chart:domain table:cell-range-address="PT_20.B179:PT_20.B18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PT_20.B179:PT_20.B188</svg:desc>
                </draw:g>
              </table:table-cell>
              <table:table-cell office:value-type="float" office:value="-4">
                <text:p>-4</text:p>
                <draw:g>
                  <svg:desc>PT_20.C179:PT_20.C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-3.98793">
                <text:p>-3.98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-3.21927">
                <text:p>-3.2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-3.09361">
                <text:p>-3.09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-2.94554">
                <text:p>-2.94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-2.79047">
                <text:p>-2.79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-2.62157">
                <text:p>-2.62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-2.0617">
                <text:p>-2.0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-1.2711">
                <text:p>-1.2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-0.942645">
                <text:p>-0.942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5cm" chart:style-name="ch2">
          <text:p>Mag vs Temp</text:p>
        </chart:title>
        <chart:plot-area chart:style-name="ch3" table:cell-range-address="PT_20.B179:PT_20.B188 PT_20.G179:PT_20.G188" svg:x="0.32cm" svg:y="1.196cm" svg:width="15.36cm" svg:height="7.624cm">
          <chartooo:coordinate-region svg:x="1.047cm" svg:y="1.357cm" svg:width="14.539cm" svg:height="6.8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20.G179:PT_20.G188" chart:class="chart:scatter">
            <chart:domain table:cell-range-address="PT_20.B179:PT_20.B18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PT_20.B179:PT_20.B188</svg:desc>
                </draw:g>
              </table:table-cell>
              <table:table-cell office:value-type="float" office:value="1">
                <text:p>1</text:p>
                <draw:g>
                  <svg:desc>PT_20.G179:PT_20.G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998446">
                <text:p>0.998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0.837146">
                <text:p>0.837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78717">
                <text:p>0.78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720582">
                <text:p>0.720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63962">
                <text:p>0.63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0.541321">
                <text:p>0.541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241642">
                <text:p>0.241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0.0952481">
                <text:p>0.0952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0.0724847">
                <text:p>0.0724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5cm" chart:style-name="ch2">
          <text:p>Spec Heat vs Temp</text:p>
        </chart:title>
        <chart:plot-area chart:style-name="ch3" table:cell-range-address="PT_20.B179:PT_20.B188 PT_20.K179:PT_20.K188" svg:x="0.32cm" svg:y="1.196cm" svg:width="15.36cm" svg:height="7.624cm">
          <chartooo:coordinate-region svg:x="1.418cm" svg:y="1.356cm" svg:width="14.169cm" svg:height="6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20.K179:PT_20.K188" chart:class="chart:scatter">
            <chart:domain table:cell-range-address="PT_20.B179:PT_20.B18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PT_20.B179:PT_20.B188</svg:desc>
                </draw:g>
              </table:table-cell>
              <table:table-cell office:value-type="float" office:value="0">
                <text:p>0</text:p>
                <draw:g>
                  <svg:desc>PT_20.K179:PT_20.K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000417703">
                <text:p>0.000417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0.0112746">
                <text:p>0.0112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0136887">
                <text:p>0.0136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154806">
                <text:p>0.0154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0163782">
                <text:p>0.0163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0.0162764">
                <text:p>0.016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00742751">
                <text:p>0.00742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0.00232936">
                <text:p>0.00232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0.00119619">
                <text:p>0.00119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5cm" chart:style-name="ch2">
          <text:p>Correl Length vs Temp</text:p>
        </chart:title>
        <chart:plot-area chart:style-name="ch3" table:cell-range-address="PT_20.B181:PT_20.B188 PT_20.L181:PT_20.L188" svg:x="0.32cm" svg:y="1.196cm" svg:width="15.36cm" svg:height="7.624cm">
          <chartooo:coordinate-region svg:x="0.941cm" svg:y="1.356cm" svg:width="14.645cm" svg:height="6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20.L181:PT_20.L188" chart:class="chart:scatter">
            <chart:domain table:cell-range-address="PT_20.B181:PT_20.B18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">
                <text:p>2.15</text:p>
                <draw:g>
                  <svg:desc>PT_20.B181:PT_20.B188</svg:desc>
                </draw:g>
              </table:table-cell>
              <table:table-cell office:value-type="float" office:value="37.2937571941203">
                <text:p>37.2937571941203</text:p>
                <draw:g>
                  <svg:desc>PT_20.L181:PT_20.L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27.1924378592084">
                <text:p>27.1924378592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20.0080527530132">
                <text:p>20.0080527530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15.12098921519">
                <text:p>15.12098921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5">
                <text:p>2.35</text:p>
              </table:table-cell>
              <table:table-cell office:value-type="float" office:value="11.2344462096944">
                <text:p>11.2344462096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4.16952548263164">
                <text:p>4.16952548263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1.33813431590652">
                <text:p>1.33813431590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">
                <text:p>4.6</text:p>
              </table:table-cell>
              <table:table-cell office:value-type="float" office:value="0.918787564202856">
                <text:p>0.9187875642028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